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efe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9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07cm" svg:stroke-color="#000000" draw:marker-start-width="0.42cm" draw:marker-end-width="0.42cm" draw:fill="solid" draw:fill-color="#ffe5e5" draw:textarea-vertical-align="middle" draw:auto-grow-height="false" draw:auto-grow-width="false" fo:max-height="0cm" fo:min-height="0.469cm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7cm" svg:stroke-color="#000000" draw:marker-start-width="0.42cm" draw:marker-end-width="0.42cm" draw:fill="none" draw:fill-color="#ffffff" draw:textarea-vertical-align="middle" draw:auto-grow-height="false" draw:auto-grow-width="false" fo:max-height="0cm" fo:min-height="0.469cm" fo:padding-top="0.035cm" fo:padding-bottom="0.035cm" fo:padding-left="0.035cm" fo:padding-right="0.035cm"/>
    </style:style>
    <style:style style:name="gr15" style:family="graphic" style:parent-style-name="standard">
      <style:graphic-properties svg:stroke-width="0.15cm" draw:marker-start-width="0.53cm" draw:marker-end="Arrow" draw:marker-end-width="0.53cm" draw:textarea-horizontal-align="center" draw:textarea-vertical-align="middle" fo:padding-top="0.075cm" fo:padding-bottom="0.075cm" fo:padding-left="0.075cm" fo:padding-right="0.075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draw:marker-start="" draw:marker-start-width="0.38cm" draw:marker-end="" draw:marker-end-width="0.38cm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draw:stroke="solid" svg:stroke-width="0.07cm" svg:stroke-color="#000000" draw:marker-start-width="0.42cm" draw:marker-end-width="0.42cm" draw:fill="none" draw:fill-color="#ffe5e5" draw:textarea-vertical-align="middle" draw:auto-grow-height="false" draw:auto-grow-width="false" fo:max-height="0cm" fo:min-height="0.469cm" fo:padding-top="0.035cm" fo:padding-bottom="0.035cm" fo:padding-left="0.035cm" fo:padding-right="0.035cm"/>
    </style:style>
    <style:style style:name="gr19" style:family="graphic" style:parent-style-name="standard">
      <style:graphic-properties draw:textarea-horizontal-align="justify" draw:textarea-vertical-align="middle" draw:auto-grow-height="false" style:protect="size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draw:textarea-horizontal-align="left" draw:textarea-vertical-align="top" draw:auto-grow-height="true" fo:min-height="10.838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 style:list-style-name="L3">
      <style:graphic-properties draw:fill-color="#ffffff" draw:auto-grow-height="true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r6" style:family="presentation" style:parent-style-name="CSS2008OpenOffice-outline1">
      <style:graphic-properties draw:fill-color="#ffffff" draw:auto-grow-height="true" fo:min-height="14.626cm"/>
    </style:style>
    <style:style style:name="pr7" style:family="presentation" style:parent-style-name="CSS2008OpenOffice-outline1">
      <style:graphic-properties draw:fill-color="#ffffff" fo:min-height="14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start" fo:text-indent="-0.6cm"/>
      <style:text-properties fo:font-family="'Bitstream Vera Sans'" style:font-family-generic="swiss" style:font-pitch="variable"/>
    </style:style>
    <style:style style:name="P3" style:family="paragraph">
      <style:paragraph-properties fo:margin-left="0cm" fo:margin-right="0cm" fo:text-align="start" fo:text-indent="0cm"/>
      <style:text-properties fo:font-family="'Bitstream Vera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margin-top="0cm" fo:margin-bottom="0cm" text:enable-numbering="false" fo:text-indent="0cm">
        <style:tab-stops/>
      </style:paragraph-properties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text:enable-numbering="false" fo:text-indent="0cm">
        <style:tab-stops/>
      </style:paragraph-properties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0cm" fo:margin-right="0cm" fo:margin-top="0cm" fo:margin-bottom="0cm" text:enable-numbering="false" fo:text-indent="0cm"/>
    </style:style>
    <style:style style:name="P15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text-align="end" fo:text-indent="0cm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1.2cm" fo:margin-right="0cm" fo:margin-top="0cm" fo:margin-bottom="0.35cm" fo:text-indent="-0.9cm"/>
    </style:style>
    <style:style style:name="P19" style:family="paragraph">
      <style:paragraph-properties fo:margin-top="0cm" fo:margin-bottom="0.35cm"/>
    </style:style>
    <style:style style:name="P20" style:family="paragraph">
      <style:paragraph-properties fo:margin-left="4.8cm" fo:margin-right="0cm" fo:text-indent="-0.6cm"/>
    </style:style>
    <style:style style:name="P21" style:family="paragraph">
      <style:text-properties fo:font-size="13pt" style:font-size-asian="13pt" style:font-size-complex="13pt"/>
    </style:style>
    <style:style style:name="P22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fo:font-family="'Bitstream Vera Sans'" style:font-family-generic="swiss" style:font-pitch="variable" fo:font-size="40pt" style:font-size-asian="40pt" style:font-size-complex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Courier 10 Pitch'" style:font-style-name="Normal" style:font-pitch="fixed" fo:font-size="28pt" style:font-size-asian="28pt" style:font-size-complex="28pt"/>
    </style:style>
    <style:style style:name="T4" style:family="text">
      <style:text-properties fo:font-family="'Courier 10 Pitch'" style:font-pitch="fixed"/>
    </style:style>
    <style:style style:name="T5" style:family="text">
      <style:text-properties style:text-position="33% 58%" fo:font-family="'Courier 10 Pitch'" style:font-pitch="fixed"/>
    </style:style>
    <style:style style:name="T6" style:family="text">
      <style:text-properties style:text-position="0% 100%" fo:font-family="'Courier 10 Pitch'" style:font-pitch="fixed"/>
    </style:style>
    <style:style style:name="T7" style:family="text">
      <style:text-properties style:text-position="0% 100%" fo:font-family="'Bitstream Vera Sans'" style:font-family-generic="swiss" style:font-pitch="variable"/>
    </style:style>
    <style:style style:name="T8" style:family="text">
      <style:text-properties style:text-position="0% 100%" fo:font-family="'Courier 10 Pitch'" style:font-pitch="fixed"/>
    </style:style>
    <style:style style:name="T9" style:family="text">
      <style:text-properties style:text-position="33% 58%" fo:font-family="'Courier 10 Pitch'" style:font-pitch="fixed"/>
    </style:style>
    <style:style style:name="T10" style:family="text">
      <style:text-properties style:text-position="0% 100%" fo:font-family="'Bitstream Vera Sans'" style:font-family-generic="swiss" style:font-pitch="variable" fo:font-weight="bold" style:font-weight-asian="bold" style:font-weight-complex="bold"/>
    </style:style>
    <style:style style:name="T11" style:family="text">
      <style:text-properties style:text-position="33% 58%" fo:font-family="'Bitstream Vera Sans'" style:font-family-generic="swiss" style:font-pitch="variable" fo:font-weight="bold" style:font-weight-asian="bold" style:font-weight-complex="bold"/>
    </style:style>
    <style:style style:name="T12" style:family="text">
      <style:text-properties fo:font-family="'Courier 10 Pitch'" style:font-pitch="fixe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family="'Courier 10 Pitch'" style:font-pitch="fixed" fo:font-size="24pt" style:font-size-asian="24pt" style:font-size-complex="24pt"/>
    </style:style>
    <style:style style:name="T15" style:family="text">
      <style:text-properties style:text-position="33% 58%" fo:font-weight="bold" style:font-weight-asian="bold" style:font-weight-complex="bold"/>
    </style:style>
    <style:style style:name="T16" style:family="text">
      <style:text-properties fo:font-family="'Courier 10 Pitch'" style:font-pitch="fixed" fo:font-size="24pt" style:font-size-asian="24pt" style:font-size-complex="2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84d1"/>
    </style:style>
    <style:style style:name="T19" style:family="text">
      <style:text-properties fo:color="#0084d1" fo:font-size="20pt" style:font-size-asian="20pt" style:font-size-complex="20pt"/>
    </style:style>
    <style:style style:name="T20" style:family="text">
      <style:text-properties fo:font-family="'Courier 10 Pitch'" style:font-pitch="fixed" fo:font-size="20pt" style:font-size-asian="20pt" style:font-size-complex="20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family="'Courier 10 Pitch'" style:font-pitch="fixed" fo:font-size="23pt" style:font-size-asian="23pt" style:font-size-complex="23pt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family="'Courier 10 Pitch'" style:font-pitch="fixed" fo:font-size="22pt" style:font-size-asian="22pt" style:font-size-complex="22pt"/>
    </style:style>
    <style:style style:name="T2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1" draw:layer="layout" svg:width="23.911cm" svg:height="3.625cm" svg:x="4.163cm" svg:y="1.8cm" presentation:class="title" presentation:user-transformed="true">
          <draw:text-box>
            <text:p text:style-name="P1">Performance Engineering From Scratch</text:p>
          </draw:text-box>
        </draw:frame>
        <draw:frame presentation:style-name="pr2" draw:text-style-name="P3" draw:layer="layout" svg:width="23.151cm" svg:height="10.838cm" svg:x="2.818cm" svg:y="8.2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FlyMine Group, Departm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University of Cambri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Topics</text:p>
          </draw:text-box>
        </draw:frame>
        <draw:frame presentation:style-name="pr4" draw:text-style-name="P1" draw:layer="layout" svg:width="23.911cm" svg:height="14.766cm" svg:x="2.058cm" svg:y="4.442cm" presentation:class="outline" presentation:user-transformed="true">
          <draw:text-box>
            <text:list text:style-name="L2">
              <text:list-item>
                <text:p text:style-name="P5">Performance theory</text:p>
              </text:list-item>
            </text:list>
            <text:list text:style-name="L3">
              <text:list-item>
                <text:list>
                  <text:list-item>
                    <text:p text:style-name="P6">Big-O no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erformance hierarchy</text:p>
                  </text:list-item>
                </text:list>
              </text:list-item>
            </text:list>
            <text:list text:style-name="L2">
              <text:list-item>
                <text:p text:style-name="P5">Algorithms</text:p>
              </text:list-item>
            </text:list>
            <text:list text:style-name="L3">
              <text:list-item>
                <text:list>
                  <text:list-item>
                    <text:p text:style-name="P6">Sorting algorith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ookup algorithms</text:p>
                  </text:list-item>
                </text:list>
              </text:list-item>
            </text:list>
            <text:list text:style-name="L2">
              <text:list-item>
                <text:p text:style-name="P5">Multiprocessing issues</text:p>
              </text:list-item>
            </text:list>
            <text:list text:style-name="L2">
              <text:list-item>
                <text:p text:style-name="P5">Databases</text:p>
              </text:list-item>
            </text:list>
            <text:list text:style-name="L2">
              <text:list-item>
                <text:p text:style-name="P5">Funky stuff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</text:p>
          </draw:text-box>
        </draw:frame>
        <draw:frame presentation:style-name="pr6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Create awareness of general performance theory with well-understood (solved) examples.</text:p>
              </text:list-item>
            </text:list>
            <text:list text:style-name="L2">
              <text:list-item>
                <text:p text:style-name="P5">Examine real-world useful techniques for performance improvements.</text:p>
              </text:list-item>
            </text:list>
            <text:list text:style-name="L2">
              <text:list-item>
                <text:p text:style-name="P5">While away any remaining time with thought-provoking performance problems and solution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n indication of how much resource an algorithm will use.</text:p>
              </text:list-item>
            </text:list>
            <text:list text:style-name="L2">
              <text:list-item>
                <text:list>
                  <text:list-item>
                    <text:p text:style-name="P6">Can be memory, CPU time, or others.</text:p>
                  </text:list-item>
                </text:list>
              </text:list-item>
            </text:list>
            <text:list text:style-name="L2">
              <text:list-item>
                <text:p text:style-name="P5">Indicates how the resource usage scales with the size of the input data.</text:p>
              </text:list-item>
            </text:list>
            <text:list text:style-name="L2">
              <text:list-item>
                <text:p text:style-name="P5">Is the highest order element only.</text:p>
              </text:list-item>
            </text:list>
            <text:list text:style-name="L2">
              <text:list-item>
                <text:p text:style-name="P5">Applies to the average case unless otherwise specified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n example:</text:p>
              </text:list-item>
            </text:list>
            <text:list text:style-name="L2">
              <text:list-item>
                <text:list>
                  <text:list-item>
                    <text:p text:style-name="P6">Say an algorithm takes a list of “<text:span text:style-name="T3">n</text:span>” elements and does something with the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ay it takes <text:span text:style-name="T4">28 + 14n + 7n</text:span><text:span text:style-name="T5">2</text:span><text:span text:style-name="T6"> </text:span><text:span text:style-name="T7">milliseconds to ru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The highest order element is </text:span><text:span text:style-name="T8">n</text:span><text:span text:style-name="T9">2</text:span><text:span text:style-name="T7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The lower order elements are ignor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The constants are ignor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Therefore the algorithm is </text:span><text:span text:style-name="T10">O(n</text:span><text:span text:style-name="T11">2</text:span><text:span text:style-name="T10">)</text:span><text:span text:style-name="T7"> in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Big-O Notation tells you how bad the algorithm gets when “<text:span text:style-name="T12">n</text:span>” becomes really big.</text:p>
              </text:list-item>
            </text:list>
            <text:list text:style-name="L2">
              <text:list-item>
                <text:p text:style-name="P5">It doesn't tell you how long the algorithm takes to run – just how it scales.</text:p>
              </text:list-item>
            </text:list>
            <text:list text:style-name="L2">
              <text:list-item>
                <text:p text:style-name="P5">It reveals something about the structure of the algorithm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Big-O Notation usually describes the average case, but can describe the worst case.</text:p>
              </text:list-item>
            </text:list>
            <text:list text:style-name="L2">
              <text:list-item>
                <text:list>
                  <text:list-item>
                    <text:p text:style-name="P6">For example, a hash table has an access time of <text:span text:style-name="T13">O(1)</text:span>, but in the worst case can have an access time of <text:span text:style-name="T13">O(n)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r application is real-time, you need an algorithm that has a good worst c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therwise, you can assume worst case is rare, and have a better algorithm in the average c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An example of <text:span text:style-name="T13">O(n)</text:span>:</text:p>
              </text:list-item>
            </text:list>
          </draw:text-box>
        </draw:frame>
        <draw:frame draw:style-name="gr2" draw:text-style-name="P8" draw:layer="layout" svg:width="23.981cm" svg:height="6.875cm" svg:x="2.211cm" svg:y="6.183cm">
          <draw:text-box>
            <text:list text:style-name="L3">
              <text:list-item>
                <text:list>
                  <text:list-item>
                    <text:p text:style-name="P7"><text:span text:style-name="T14">public static int sum(int[] array)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<text:tab/></text:span><text:span text:style-name="T14"><text:tab/></text:span><text:span text:style-name="T14">int sum = 0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<text:tab/></text:span><text:span text:style-name="T14"><text:tab/></text:span><text:span text:style-name="T14">for (int i : array) {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4"><text:tab/></text:span><text:span text:style-name="T14"><text:tab/></text:span><text:span text:style-name="T14"><text:tab/></text:span><text:span text:style-name="T14">sum += i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<text:tab/></text:span><text:span text:style-name="T14"><text:tab/></text:span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4"><text:tab/></text:span><text:span text:style-name="T14"><text:tab/></text:span><text:span text:style-name="T14">return sum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4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n example of <text:span text:style-name="T13">O(n</text:span><text:span text:style-name="T15">2</text:span><text:span text:style-name="T13">)</text:span>:</text:p>
              </text:list-item>
            </text:list>
            <text:list text:style-name="L3">
              <text:list-item>
                <text:p text:style-name="P9"><text:span text:style-name="T16">public static boolean duplicates(int[] array) {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boolean duplicates = false;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out: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for (int i : array) {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for (int o : array) {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if (i = o) {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duplicates = true;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break out;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}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}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return duplicates;</text:span></text:p>
              </text:list-item>
            </text:list>
            <text:list text:style-name="L3">
              <text:list-item>
                <text:p text:style-name="P9"><text:span text:style-name="T1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n example of <text:span text:style-name="T13">O(n</text:span><text:span text:style-name="T15">0.5</text:span><text:span text:style-name="T13">)</text:span>:</text:p>
              </text:list-item>
            </text:list>
            <text:list text:style-name="L3">
              <text:list-item>
                <text:p text:style-name="P9"><text:span text:style-name="T16">public static boolean isPrime(int candidate) {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boolean prime = true;</text:span></text:p>
              </text:list-item>
            </text:list>
            <text:list text:style-name="L3">
              <text:list-item>
                <text:p text:style-name="P9"><text:span text:style-name="T16"><text:s/></text:span><text:span text:style-name="T16"><text:tab/></text:span><text:span text:style-name="T16"><text:tab/></text:span><text:span text:style-name="T16">int sqrt = Math.sqrt(candidate);</text:span></text:p>
              </text:list-item>
            </text:list>
            <text:list text:style-name="L3">
              <text:list-item>
                <text:p text:style-name="P9"><text:span text:style-name="T16"><text:s/></text:span><text:span text:style-name="T16"><text:tab/></text:span><text:span text:style-name="T16"><text:tab/></text:span><text:span text:style-name="T16">out:</text:span></text:p>
              </text:list-item>
            </text:list>
            <text:list text:style-name="L3">
              <text:list-item>
                <text:p text:style-name="P9"><text:span text:style-name="T16"><text:s/></text:span><text:span text:style-name="T16"><text:tab/></text:span><text:span text:style-name="T16"><text:tab/></text:span><text:span text:style-name="T16">for (int i = 2; i &lt;= sqrt; i++) {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if (candidate % i == 0) {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prime = false;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break out;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<text:tab/></text:span><text:span text:style-name="T16">}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}</text:span></text:p>
              </text:list-item>
            </text:list>
            <text:list text:style-name="L3">
              <text:list-item>
                <text:p text:style-name="P9"><text:span text:style-name="T16"><text:tab/></text:span><text:span text:style-name="T16"><text:tab/></text:span><text:span text:style-name="T16">return prime;</text:span></text:p>
              </text:list-item>
            </text:list>
            <text:list text:style-name="L3">
              <text:list-item>
                <text:p text:style-name="P9"><text:span text:style-name="T1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0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An example of <text:span text:style-name="T13">O(log(n))</text:span>:</text:p>
              </text:list-item>
            </text:list>
            <text:list text:style-name="L2">
              <text:list-item>
                <text:list>
                  <text:list-item>
                    <text:p text:style-name="P6">Find the an entry in a balanced tree.</text:p>
                  </text:list-item>
                </text:list>
              </text:list-item>
            </text:list>
          </draw:text-box>
        </draw:frame>
        <draw:g>
          <draw:custom-shape draw:style-name="gr3" draw:text-style-name="P12" draw:id="id1" draw:layer="layout" svg:width="1.732cm" svg:height="1.732cm" svg:x="12.843cm" svg:y="8.361cm">
            <text:p text:style-name="P11">5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3" draw:layer="layout" svg:width="1.732cm" svg:height="1.732cm" svg:x="14.665cm" svg:y="11.767cm">
            <text:p text:style-name="P11">7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2" draw:layer="layout" svg:width="1.732cm" svg:height="1.732cm" svg:x="10.932cm" svg:y="11.735cm">
            <text:p text:style-name="P11">3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4" draw:layer="layout" svg:width="1.732cm" svg:height="1.732cm" svg:x="8.961cm" svg:y="15.529cm">
            <text:p text:style-name="P11">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5" draw:layer="layout" svg:width="1.732cm" svg:height="1.732cm" svg:x="11.499cm" svg:y="15.558cm">
            <text:p text:style-name="P11">4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6" draw:layer="layout" svg:width="1.732cm" svg:height="1.732cm" svg:x="16.397cm" svg:y="15.588cm">
            <text:p text:style-name="P11">9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12" draw:layer="layout" draw:type="line" svg:x1="13.708cm" svg:y1="10.093cm" svg:x2="11.797cm" svg:y2="11.735cm" draw:start-shape="id1" draw:start-glue-point="8" draw:end-shape="id2" draw:end-glue-point="4" svg:d="m13708 10093-1911 1642">
            <text:p text:style-name="P1"/>
          </draw:connector>
          <draw:connector draw:style-name="gr4" draw:text-style-name="P12" draw:layer="layout" draw:type="line" svg:x1="13.708cm" svg:y1="10.093cm" svg:x2="15.53cm" svg:y2="11.767cm" draw:start-shape="id1" draw:start-glue-point="8" draw:end-shape="id3" draw:end-glue-point="4" svg:d="m13708 10093 1822 1674">
            <text:p text:style-name="P1"/>
          </draw:connector>
          <draw:connector draw:style-name="gr4" draw:text-style-name="P12" draw:layer="layout" draw:type="line" svg:x1="11.797cm" svg:y1="13.467cm" svg:x2="9.826cm" svg:y2="15.529cm" draw:start-shape="id2" draw:start-glue-point="8" draw:end-shape="id4" draw:end-glue-point="4" svg:d="m11797 13467-1971 2062">
            <text:p text:style-name="P1"/>
          </draw:connector>
          <draw:connector draw:style-name="gr4" draw:text-style-name="P12" draw:layer="layout" draw:type="line" svg:x1="11.797cm" svg:y1="13.467cm" svg:x2="12.364cm" svg:y2="15.558cm" draw:start-shape="id2" draw:start-glue-point="8" draw:end-shape="id5" draw:end-glue-point="4" svg:d="m11797 13467 567 2091">
            <text:p text:style-name="P1"/>
          </draw:connector>
          <draw:connector draw:style-name="gr4" draw:text-style-name="P12" draw:layer="layout" draw:type="line" svg:x1="15.53cm" svg:y1="13.499cm" svg:x2="17.262cm" svg:y2="15.588cm" draw:start-shape="id3" draw:start-glue-point="8" draw:end-shape="id6" draw:end-glue-point="4" svg:d="m15530 13499 1732 2089">
            <text:p text:style-name="P1"/>
          </draw:connector>
          <draw:custom-shape draw:style-name="gr3" draw:text-style-name="P12" draw:id="id7" draw:layer="layout" svg:width="1.732cm" svg:height="1.732cm" svg:x="13.889cm" svg:y="15.589cm">
            <text:p text:style-name="P11">6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12" draw:layer="layout" draw:type="line" svg:x1="15.53cm" svg:y1="13.499cm" svg:x2="14.754cm" svg:y2="15.589cm" draw:start-shape="id3" draw:start-glue-point="8" draw:end-shape="id7" draw:end-glue-point="4" svg:d="m15530 13499-776 2090">
            <text:p text:style-name="P1"/>
          </draw:connector>
        </draw:g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An example of <text:span text:style-name="T13">O(e</text:span><text:span text:style-name="T15">n</text:span><text:span text:style-name="T13">)</text:span>:</text:p>
              </text:list-item>
            </text:list>
            <text:list text:style-name="L2">
              <text:list-item>
                <text:list>
                  <text:list-item>
                    <text:p text:style-name="P6">Find the shortest route that visits all locations (the Travelling Salesman problem).</text:p>
                  </text:list-item>
                </text:list>
              </text:list-item>
            </text:list>
          </draw:text-box>
        </draw:frame>
        <draw:g>
          <draw:custom-shape draw:style-name="gr3" draw:text-style-name="P12" draw:id="id8" draw:layer="layout" svg:width="1.732cm" svg:height="1.732cm" svg:x="5.705cm" svg:y="11.497cm">
            <text:p text:style-name="P11">A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9" draw:layer="layout" svg:width="1.732cm" svg:height="1.732cm" svg:x="13.739cm" svg:y="9.437cm">
            <text:p text:style-name="P11">B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10" draw:layer="layout" svg:width="1.732cm" svg:height="1.732cm" svg:x="10.035cm" svg:y="16.455cm">
            <text:p text:style-name="P11">E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12" draw:layer="layout" svg:width="1.732cm" svg:height="1.732cm" svg:x="21.146cm" svg:y="10.811cm">
            <text:p text:style-name="P11">C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11" draw:layer="layout" svg:width="1.732cm" svg:height="1.732cm" svg:x="16.278cm" svg:y="15.739cm">
            <text:p text:style-name="P11">D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5" draw:text-style-name="P12" draw:layer="layout" draw:type="line" svg:x1="7.437cm" svg:y1="12.362cm" svg:x2="13.739cm" svg:y2="10.302cm" draw:start-shape="id8" draw:start-glue-point="10" draw:end-shape="id9" draw:end-glue-point="6" svg:d="m7437 12362 6302-2060">
            <text:p text:style-name="P1"/>
          </draw:connector>
          <draw:connector draw:style-name="gr5" draw:text-style-name="P12" draw:layer="layout" draw:type="line" svg:x1="7.183cm" svg:y1="12.975cm" svg:x2="10.287cm" svg:y2="16.707cm" draw:start-shape="id8" draw:start-glue-point="9" draw:end-shape="id10" draw:end-glue-point="5" svg:d="m7183 12975 3104 3732">
            <text:p text:style-name="P1"/>
          </draw:connector>
          <draw:connector draw:style-name="gr5" draw:text-style-name="P12" draw:layer="layout" draw:type="line" svg:x1="7.183cm" svg:y1="12.975cm" svg:x2="16.278cm" svg:y2="16.604cm" draw:start-shape="id8" draw:start-glue-point="9" draw:end-shape="id11" draw:end-glue-point="6" svg:d="m7183 12975 9095 3629">
            <text:p text:style-name="P1"/>
          </draw:connector>
          <draw:connector draw:style-name="gr5" draw:text-style-name="P12" draw:layer="layout" draw:type="line" svg:x1="11.767cm" svg:y1="17.32cm" svg:x2="16.278cm" svg:y2="16.604cm" draw:start-shape="id10" draw:start-glue-point="10" draw:end-shape="id11" draw:end-glue-point="6" svg:d="m11767 17320 4511-716">
            <text:p text:style-name="P1"/>
          </draw:connector>
          <draw:connector draw:style-name="gr5" draw:text-style-name="P12" draw:layer="layout" draw:type="line" svg:x1="10.9cm" svg:y1="16.455cm" svg:x2="13.991cm" svg:y2="10.915cm" draw:start-shape="id10" draw:start-glue-point="4" draw:end-shape="id9" draw:end-glue-point="7" svg:d="m10900 16455 3091-5540">
            <text:p text:style-name="P1"/>
          </draw:connector>
          <draw:connector draw:style-name="gr5" draw:text-style-name="P12" draw:layer="layout" draw:type="line" svg:x1="15.471cm" svg:y1="10.302cm" svg:x2="21.146cm" svg:y2="11.676cm" draw:start-shape="id9" draw:start-glue-point="10" draw:end-shape="id12" draw:end-glue-point="6" svg:d="m15471 10302 5675 1374">
            <text:p text:style-name="P1"/>
          </draw:connector>
          <draw:connector draw:style-name="gr5" draw:text-style-name="P12" draw:layer="layout" draw:type="line" svg:x1="17.756cm" svg:y1="15.991cm" svg:x2="21.398cm" svg:y2="12.289cm" draw:start-shape="id11" draw:start-glue-point="11" draw:end-shape="id12" draw:end-glue-point="7" svg:d="m17756 15991 3642-3702">
            <text:p text:style-name="P1"/>
          </draw:connector>
          <draw:connector draw:style-name="gr5" draw:text-style-name="P12" draw:layer="layout" draw:type="line" svg:x1="11.513cm" svg:y1="16.707cm" svg:x2="21.146cm" svg:y2="11.676cm" draw:start-shape="id10" draw:start-glue-point="11" draw:end-shape="id12" draw:end-glue-point="6" svg:d="m11513 16707 9633-5031">
            <text:p text:style-name="P1"/>
          </draw:connector>
          <draw:connector draw:style-name="gr5" draw:text-style-name="P12" draw:layer="layout" draw:type="line" svg:x1="16.53cm" svg:y1="15.991cm" svg:x2="14.604cm" svg:y2="11.169cm" draw:start-shape="id11" draw:start-glue-point="5" draw:end-shape="id9" draw:end-glue-point="8" svg:d="m16530 15991-1926-4822">
            <text:p text:style-name="P1"/>
          </draw:connector>
          <draw:connector draw:style-name="gr5" draw:text-style-name="P12" draw:layer="layout" draw:type="line" svg:x1="7.437cm" svg:y1="12.362cm" svg:x2="21.146cm" svg:y2="11.676cm" draw:start-shape="id8" draw:start-glue-point="10" draw:end-shape="id12" draw:end-glue-point="6" svg:d="m7437 12362 13709-686">
            <text:p text:style-name="P1"/>
          </draw:connector>
        </draw:g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Beware of <text:span text:style-name="T13">O(e</text:span><text:span text:style-name="T15">n</text:span><text:span text:style-name="T13">)</text:span> problems!</text:p>
              </text:list-item>
            </text:list>
            <text:list text:style-name="L2">
              <text:list-item>
                <text:list>
                  <text:list-item>
                    <text:p text:style-name="P6">The Travelling Salesman problem is described as NP-comple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best algorithm found so far is <text:span text:style-name="T13">O(e</text:span><text:span text:style-name="T15">n</text:span><text:span text:style-name="T13">)</text:span><text:span text:style-name="T17">,</text:span> but it has not been proven that a better algorithm is not avail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wever, it has been proven that if you can solve any NP-complete problem in less than O(en), then you can solve all the others and all NP problems as we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ral: Not all problems can be solv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So, you have an NP-complete problem. What do you do?</text:p>
              </text:list-item>
            </text:list>
            <text:list text:style-name="L2">
              <text:list-item>
                <text:list>
                  <text:list-item>
                    <text:p text:style-name="P6">Fudge it! It's only NP-complete to find the guaranteed shortest route. You can find a short-ish route very easi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e if there is a parameter that can be fixed to make the problem simpl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nd a way to make the algorithm work for “most” input data, but fail with othe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layer="layout" svg:width="23.911cm" svg:height="14.656cm" svg:x="2.058cm" svg:y="4.442cm" presentation:class="outline" presentation:user-transformed="true">
          <draw:text-box>
            <text:list text:style-name="L2">
              <text:list-item>
                <text:p text:style-name="P5">Public key encryption is designed to be provably hard to crack.</text:p>
              </text:list-item>
            </text:list>
            <text:list text:style-name="L2">
              <text:list-item>
                <text:list>
                  <text:list-item>
                    <text:p text:style-name="P6">The key has two parts – public and priva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generate the public part from the private part in a cheap oper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wever, it is an <text:span text:style-name="T13">O(e</text:span><text:span text:style-name="T15">n</text:span><text:span text:style-name="T13">)</text:span> operation to generate the private key from the public key, where n is the number of bits in the ke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a quicker algorithm is found, then we can solve the Travelling Salesman t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PU Architecture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Modern CPUs are incredible.</text:p>
              </text:list-item>
            </text:list>
            <text:list text:style-name="L2">
              <text:list-item>
                <text:list>
                  <text:list-item>
                    <text:p text:style-name="P6">Execute multiple instructions per clock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ut only if they have all the data ready!</text:p>
                  </text:list-item>
                </text:list>
              </text:list-item>
            </text:list>
            <text:list text:style-name="L2">
              <text:list-item>
                <text:p text:style-name="P5">Several things can prevent this:</text:p>
              </text:list-item>
            </text:list>
            <text:list text:style-name="L2">
              <text:list-item>
                <text:list>
                  <text:list-item>
                    <text:p text:style-name="P6">The data is not in the c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 unexpected branch was made, and the instructions aren't in the c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 instruction uses the result of the previous instruction, which is still being execu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Hierarchy of Data Storage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Computers have levels of storage:</text:p>
              </text:list-item>
            </text:list>
            <text:list text:style-name="L2">
              <text:list-item>
                <text:list>
                  <text:list-item>
                    <text:p text:style-name="P6">The larger your active data set, the slower access will be, as data has to be fetched from slower storage systems.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6.6cm" svg:height="1.045cm" svg:x="4.38cm" svg:y="10.4cm">
          <text:p text:style-name="P11">CPU Registers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6cm" svg:height="1.045cm" svg:x="4.38cm" svg:y="11.6cm">
          <text:p text:style-name="P11">Level 1 Cache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6cm" svg:height="1.045cm" svg:x="4.38cm" svg:y="12.8cm">
          <text:p text:style-name="P11">Level 2 Cache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6cm" svg:height="1.045cm" svg:x="4.38cm" svg:y="14cm">
          <text:p text:style-name="P11">Level 3 Cache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6cm" svg:height="1.045cm" svg:x="4.38cm" svg:y="15.2cm">
          <text:p text:style-name="P11">Main memory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6cm" svg:height="1.045cm" svg:x="4.38cm" svg:y="16.4cm">
          <text:p text:style-name="P11">Hard drives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6cm" svg:height="1.045cm" svg:x="4.38cm" svg:y="17.6cm">
          <text:p text:style-name="P11">Networks</text:p>
          <draw:enhanced-geometry svg:viewBox="0 0 21600 21600" draw:type="rectangle" draw:enhanced-path="M 0 0 L 21600 0 21600 21600 0 21600 0 0 Z N"/>
        </draw:custom-shape>
        <draw:frame draw:style-name="gr7" draw:text-style-name="P11" draw:id="id13" draw:layer="layout" svg:width="3cm" svg:height="0.99cm" svg:x="13.8cm" svg:y="10.4cm">
          <draw:text-box>
            <text:p text:style-name="P11">Fast</text:p>
          </draw:text-box>
        </draw:frame>
        <draw:frame draw:style-name="gr8" draw:text-style-name="P1" draw:id="id14" draw:layer="layout" svg:width="3cm" svg:height="0.99cm" svg:x="13.8cm" svg:y="17.6cm">
          <draw:text-box>
            <text:p text:style-name="P11">Slow</text:p>
          </draw:text-box>
        </draw:frame>
        <draw:frame draw:style-name="gr9" draw:text-style-name="P1" draw:id="id16" draw:layer="layout" svg:width="2.5cm" svg:height="0.99cm" svg:x="20.2cm" svg:y="17.601cm">
          <draw:text-box>
            <text:p text:style-name="P11">Big</text:p>
          </draw:text-box>
        </draw:frame>
        <draw:frame draw:style-name="gr7" draw:text-style-name="P1" draw:id="id15" draw:layer="layout" svg:width="2.5cm" svg:height="0.99cm" svg:x="20.2cm" svg:y="10.401cm">
          <draw:text-box>
            <text:p text:style-name="P11">Small</text:p>
          </draw:text-box>
        </draw:frame>
        <draw:connector draw:style-name="gr10" draw:text-style-name="P12" draw:layer="layout" draw:type="line" svg:x1="15.3cm" svg:y1="11.39cm" svg:x2="15.3cm" svg:y2="17.6cm" draw:start-shape="id13" draw:start-glue-point="2" draw:end-shape="id14" draw:end-glue-point="0" svg:d="m15300 11390v6210">
          <text:p text:style-name="P1"/>
        </draw:connector>
        <draw:connector draw:style-name="gr10" draw:text-style-name="P12" draw:layer="layout" draw:type="line" svg:x1="21.45cm" svg:y1="11.391cm" svg:x2="21.45cm" svg:y2="17.601cm" draw:start-shape="id15" draw:start-glue-point="2" draw:end-shape="id16" draw:end-glue-point="0" svg:d="m21450 11391v621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Hierarchy of Data Storage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Comparative access time:</text:p>
              </text:list-item>
            </text:list>
          </draw:text-box>
        </draw:frame>
        <draw:frame draw:style-name="gr11" draw:layer="layout" svg:width="26.51cm" svg:height="14.065cm" svg:x="0.673cm" svg:y="5.81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Interesting Hardware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Some problems can be attacked by alternative hardware.</text:p>
              </text:list-item>
            </text:list>
            <text:list text:style-name="L2">
              <text:list-item>
                <text:list>
                  <text:list-item>
                    <text:p text:style-name="P6">Usually restricted to problems that can be parallelis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Physics simulations, graphics rendering, and encryption cracking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Off-the-shelf graphics cards can perform some operations hundreds of times faster than general-purpose CPU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The Folding@home project receives most of its contributions from PlayStation 3 “Cell” processo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atency Versus Throughput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Performance can be limited by latency or throughput.</text:p>
              </text:list-item>
            </text:list>
            <text:list text:style-name="L2">
              <text:list-item>
                <text:list>
                  <text:list-item>
                    <text:p text:style-name="P6">Latency-bound means the bottleneck i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lgorithms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The ultimate reference book:<text:line-break/><text:span text:style-name="T18">Data Structures and Algorithms</text:span><text:span text:style-name="T18"><text:line-break/></text:span><text:span text:style-name="T19">Alfred V. Aho, Jeffrey D. Ullman, John E. Hopcroft</text:span></text:p>
              </text:list-item>
            </text:list>
            <text:list text:style-name="L2">
              <text:list-item>
                <text:p text:style-name="P5">Topics:</text:p>
              </text:list-item>
            </text:list>
            <text:list text:style-name="L2">
              <text:list-item>
                <text:list>
                  <text:list-item>
                    <text:p text:style-name="P6">Prime number finding 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rray sorting 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okup 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ring concate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serting into an arr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ask: Find all prime numbers up to “n”</text:p>
              </text:list-item>
            </text:list>
            <text:list text:style-name="L3">
              <text:list-item>
                <text:p text:style-name="P14"><text:span text:style-name="T20">public static List&lt;Integer&gt; primes(int n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List&lt;Integer&gt; primes = new ArrayList&lt;Integer&gt;(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for (int i = 2; i &lt; n; i++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boolean prime = true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for (int o = 2; o &lt;= i; o++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if (i % o == 0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prime = false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if (prime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primes.add(i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return primes;</text:span></text:p>
              </text:list-item>
            </text:list>
            <text:list text:style-name="L3">
              <text:list-item>
                <text:p text:style-name="P14"><text:span text:style-name="T20">}</text:span></text:p>
              </text:list-item>
            </text:list>
          </draw:text-box>
        </draw:frame>
        <draw:frame draw:style-name="gr12" draw:text-style-name="P16" draw:layer="layout" svg:width="3.253cm" svg:height="1.318cm" svg:x="21.447cm" svg:y="13.542cm">
          <draw:text-box>
            <text:p text:style-name="P15"><text:span text:style-name="T21">O(n</text:span><text:span text:style-name="T22">2</text:span><text:span text:style-name="T21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4"><text:span text:style-name="T20">public static List&lt;Integer&gt; primes(int n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List&lt;Integer&gt; primes = new ArrayList&lt;Integer&gt;(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for (int i = 2; i &lt; n; i++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out: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boolean prime = true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for (int o = 2; o &lt;= i; o++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if (i % o == 0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prime = fals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break out: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if (prime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primes.add(i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return primes;</text:span></text:p>
              </text:list-item>
            </text:list>
            <text:list text:style-name="L3">
              <text:list-item>
                <text:p text:style-name="P14"><text:span text:style-name="T20">}</text:span></text:p>
              </text:list-item>
            </text:list>
          </draw:text-box>
        </draw:frame>
        <draw:frame draw:style-name="gr12" draw:text-style-name="P15" draw:layer="layout" svg:width="3.253cm" svg:height="1.318cm" svg:x="21.447cm" svg:y="13.542cm">
          <draw:text-box>
            <text:p text:style-name="P15"><text:span text:style-name="T21">O(n</text:span><text:span text:style-name="T22">2</text:span><text:span text:style-name="T21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3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layer="layout" svg:width="23.911cm" svg:height="14.797cm" svg:x="2.058cm" svg:y="4.442cm" presentation:class="outline" presentation:user-transformed="true">
          <draw:text-box>
            <text:list text:style-name="L3">
              <text:list-item>
                <text:p text:style-name="P14"><text:span text:style-name="T20">public static List&lt;Integer&gt; primes(int n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List&lt;Integer&gt; primes = new ArrayList&lt;Integer&gt;(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for (int i = 2; i &lt; n; i++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out: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boolean prime = tru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int sqrt = Math.sqrt(i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for (int o = 2; o &lt;= sqrt; o++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if (i % o == 0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prime = fals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break out: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if (prime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primes.add(i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return primes;</text:span></text:p>
              </text:list-item>
            </text:list>
            <text:list text:style-name="L3">
              <text:list-item>
                <text:p text:style-name="P14"><text:span text:style-name="T20">}</text:span></text:p>
              </text:list-item>
            </text:list>
          </draw:text-box>
        </draw:frame>
        <draw:frame draw:style-name="gr12" draw:text-style-name="P15" draw:layer="layout" svg:width="3.956cm" svg:height="1.318cm" svg:x="21.447cm" svg:y="13.542cm">
          <draw:text-box>
            <text:p text:style-name="P15"><text:span text:style-name="T21">O(n</text:span><text:span text:style-name="T22">1.5</text:span><text:span text:style-name="T21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4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layer="layout" svg:width="23.911cm" svg:height="14.797cm" svg:x="2.058cm" svg:y="4.442cm" presentation:class="outline" presentation:user-transformed="true">
          <draw:text-box>
            <text:list text:style-name="L3">
              <text:list-item>
                <text:p text:style-name="P14"><text:span text:style-name="T20">public static List&lt;Integer&gt; primes(int n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List&lt;Integer&gt; primes = new ArrayList&lt;Integer&gt;(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for (int i = 2; i &lt; n; i++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out: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boolean prime = tru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int sqrt = Math.sqrt(i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for (int o : primes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if (i % o == 0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prime = fals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break out: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if (prime) {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primes.add(i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return primes;</text:span></text:p>
              </text:list-item>
            </text:list>
            <text:list text:style-name="L3">
              <text:list-item>
                <text:p text:style-name="P14"><text:span text:style-name="T20">}</text:span></text:p>
              </text:list-item>
            </text:list>
          </draw:text-box>
        </draw:frame>
        <draw:frame draw:style-name="gr12" draw:text-style-name="P15" draw:layer="layout" svg:width="3.956cm" svg:height="1.318cm" svg:x="21.447cm" svg:y="13.542cm">
          <draw:text-box>
            <text:p text:style-name="P15"><text:span text:style-name="T21">O(n</text:span><text:span text:style-name="T22">1.5</text:span><text:span text:style-name="T21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5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4"><text:span text:style-name="T20">public static List&lt;Integer&gt; primes(int n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boolean sieve[] = new boolean[n]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for (int i = 2; i &lt; n; i++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sieve[i] = tru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List&lt;Integer&gt; primes = new ArrayList&lt;Integer&gt;(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for (int i = 2; i &lt; n; i++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if (sieve[i]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primes.add(i)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for (int o = i * i; o &lt; n; o += i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sieve[o] = false;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tab/></text:span><text:span text:style-name="T20">return primes;</text:span></text:p>
              </text:list-item>
            </text:list>
            <text:list text:style-name="L3">
              <text:list-item>
                <text:p text:style-name="P14"><text:span text:style-name="T20">}</text:span></text:p>
              </text:list-item>
            </text:list>
          </draw:text-box>
        </draw:frame>
        <draw:frame draw:style-name="gr12" draw:text-style-name="P17" draw:layer="layout" svg:width="14.806cm" svg:height="3.621cm" svg:x="12.369cm" svg:y="15.312cm">
          <draw:text-box>
            <text:p text:style-name="P17"><text:span text:style-name="T23">The Sieve of Eratosthenes</text:span></text:p>
            <text:p text:style-name="P17"><text:span text:style-name="T21">O(nlog(n)log(log(n))</text:span><text:span text:style-name="T21">)</text:span></text:p>
            <text:p text:style-name="P17"><text:span text:style-name="T24">276 BC - 194 B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6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rray Sorting Algorithms</text:p>
          </draw:text-box>
        </draw:frame>
        <draw:frame presentation:style-name="pr7" draw:layer="layout" svg:width="24.178cm" svg:height="14.626cm" svg:x="2.058cm" svg:y="4.442cm" presentation:class="outline" presentation:user-transformed="true">
          <draw:text-box>
            <text:list text:style-name="L2">
              <text:list-item>
                <text:p text:style-name="P5">There are more array sorting algorithms than you can shake a stick at.</text:p>
              </text:list-item>
            </text:list>
            <text:list text:style-name="L2">
              <text:list-item>
                <text:p text:style-name="P5">Not all are <text:span text:style-name="T25">stable</text:span> sorts.</text:p>
              </text:list-item>
            </text:list>
            <text:list text:style-name="L2">
              <text:list-item>
                <text:list>
                  <text:list-item>
                    <text:p text:style-name="P6">Two equivalent elements will stay in the same order relative to each other.</text:p>
                  </text:list-item>
                </text:list>
              </text:list-item>
            </text:list>
            <text:list text:style-name="L2">
              <text:list-item>
                <text:p text:style-name="P5">java.util.Arrays.sort() is very good.</text:p>
              </text:list-item>
            </text:list>
            <text:list text:style-name="L2">
              <text:list-item>
                <text:list>
                  <text:list-item>
                    <text:p text:style-name="P6">However, it is educational to look at the different alternativ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Bubble Sort</text:p>
          </draw:text-box>
        </draw:frame>
        <draw:frame presentation:style-name="pr7" draw:layer="layout" svg:width="23.911cm" svg:height="14.968cm" svg:x="2.058cm" svg:y="4.442cm" presentation:class="outline" presentation:user-transformed="true">
          <draw:text-box>
            <text:list text:style-name="L2">
              <text:list-item>
                <text:p text:style-name="P5">Very simple algorithm:</text:p>
              </text:list-item>
            </text:list>
            <text:list text:style-name="L3">
              <text:list-item>
                <text:p text:style-name="P14"><text:span text:style-name="T20">private static void bubbleSort(int a[]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boolean swapped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int end = a.length - 1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do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swapped = fals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for (int i = 0; i &lt; end; i++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if (a[i] &gt; a[i + 1]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int swap = a[i]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a[i] = a[i + 1]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a[i + 1] = swap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swapped = tru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end--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} while (swapped);</text:span></text:p>
              </text:list-item>
            </text:list>
            <text:list text:style-name="L3">
              <text:list-item>
                <text:p text:style-name="P14"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SS2008OpenOffice" presentation:presentation-page-layout-name="AL3T19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Bubble Sort</text:p>
          </draw:text-box>
        </draw:frame>
        <draw:frame draw:style-name="standard" draw:layer="layout" svg:width="26.94cm" svg:height="9.698cm" svg:x="0.534cm" svg:y="6.134cm">
          <draw:plugin xlink:href="../sorting_anims/scripts/bubble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Bubble Sort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“The bubble sort seems to have nothing to recommend it, except a catchy name and the fact that it leads to some interesting theoretical problems.” -- Donald Knuth</text:p>
              </text:list-item>
            </text:list>
            <text:list text:style-name="L2">
              <text:list-item>
                <text:p text:style-name="P5"><text:span text:style-name="T13">O(n</text:span><text:span text:style-name="T15">2</text:span><text:span text:style-name="T13">)</text:span><text:span text:style-name="T17"> - Requires n scans of the array of size n.</text:span></text:p>
              </text:list-item>
            </text:list>
            <text:list text:style-name="L2">
              <text:list-item>
                <text:p text:style-name="P5"><text:span text:style-name="T17">High values move right quickly, but low values move left slowly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7">Hares and Tortoi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Cocktail Sort</text:p>
          </draw:text-box>
        </draw:frame>
        <draw:frame presentation:style-name="pr7" draw:text-style-name="P19" draw:layer="layout" svg:width="23.911cm" svg:height="14.626cm" svg:x="2.058cm" svg:y="4.442cm" presentation:class="outline">
          <draw:text-box>
            <text:list text:style-name="L2">
              <text:list-item>
                <text:p text:style-name="P18">Attempt to solve the “Hares and Tortoises” problem of Bubble Sort.</text:p>
              </text:list-item>
            </text:list>
            <text:list text:style-name="L2">
              <text:list-item>
                <text:p text:style-name="P18">Scan in both directions, instead of just left to right.</text:p>
              </text:list-item>
            </text:list>
            <text:list text:style-name="L2">
              <text:list-item>
                <text:p text:style-name="P18">Still <text:span text:style-name="T13">O(n</text:span><text:span text:style-name="T15">2</text:span><text:span text:style-name="T13">)</text:span><text:span text:style-name="T17">.</text:span></text:p>
              </text:list-item>
            </text:list>
          </draw:text-box>
        </draw:frame>
        <draw:frame draw:style-name="standard" draw:layer="layout" svg:width="27.083cm" svg:height="7.041cm" svg:x="0.449cm" svg:y="11.499cm">
          <draw:plugin xlink:href="../sorting_anims/scripts/cocktail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Selection Sort</text:p>
          </draw:text-box>
        </draw:frame>
        <draw:frame presentation:style-name="pr7" draw:layer="layout" svg:width="23.911cm" svg:height="15.418cm" svg:x="2.058cm" svg:y="4.442cm" presentation:class="outline" presentation:user-transformed="true">
          <draw:text-box>
            <text:list text:style-name="L2">
              <text:list-item>
                <text:p text:style-name="P5">Lowest values are selected, and swapped into place.</text:p>
              </text:list-item>
            </text:list>
            <text:list text:style-name="L3">
              <text:list-item>
                <text:p text:style-name="P14"><text:span text:style-name="T26">private static void selectionSort(int a[]) {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for (int i = 0; i &lt; a.length - 1; i++) {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int minPos = i;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for (int j = i + 1; j &lt; a.length; j++) {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<text:tab/></text:span><text:span text:style-name="T26">if (a[j] &lt; a[minPos]) {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<text:tab/></text:span><text:span text:style-name="T26"><text:tab/></text:span><text:span text:style-name="T26">minPos = j;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<text:tab/></text:span><text:span text:style-name="T26">}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}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int swap = a[minPos];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a[minPos] = a[i];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<text:tab/></text:span><text:span text:style-name="T26">a[i] = swap;</text:span></text:p>
              </text:list-item>
            </text:list>
            <text:list text:style-name="L3">
              <text:list-item>
                <text:p text:style-name="P14"><text:span text:style-name="T26"><text:s/></text:span><text:span text:style-name="T26"><text:tab/></text:span><text:span text:style-name="T26">}</text:span></text:p>
              </text:list-item>
            </text:list>
            <text:list text:style-name="L3">
              <text:list-item>
                <text:p text:style-name="P14"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Selection Sort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Usually faster than bubble sort.</text:p>
              </text:list-item>
            </text:list>
            <text:list text:style-name="L2">
              <text:list-item>
                <text:p text:style-name="P5">Performs <text:span text:style-name="T13">O(n</text:span><text:span text:style-name="T15">2</text:span><text:span text:style-name="T13">)</text:span> comparisons, but only <text:span text:style-name="T13">O(n)</text:span> swaps.</text:p>
              </text:list-item>
            </text:list>
          </draw:text-box>
        </draw:frame>
        <draw:frame draw:style-name="standard" draw:layer="layout" svg:width="26.859cm" svg:height="11.28cm" svg:x="0.598cm" svg:y="8.854cm">
          <draw:plugin xlink:href="../sorting_anims/scripts/selection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Insertion Sort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Values are inserted leftwards into the sorted values</text:p>
              </text:list-item>
            </text:list>
            <text:list text:style-name="L3">
              <text:list-item>
                <text:p text:style-name="P14"><text:span text:style-name="T16">private static void insertionSort(int a[]) {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for (int i = 1; i &lt; a.length; i++) {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<text:tab/></text:span><text:span text:style-name="T16">int swap = a[i];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<text:tab/></text:span><text:span text:style-name="T16">int j = i - 1;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<text:tab/></text:span><text:span text:style-name="T16">while (j &gt;= 0 &amp;&amp; a[j] &gt; swap) {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<text:tab/></text:span><text:span text:style-name="T16"><text:tab/></text:span><text:span text:style-name="T16">a[j + 1] = a[j];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<text:tab/></text:span><text:span text:style-name="T16"><text:tab/></text:span><text:span text:style-name="T16">j--;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<text:tab/></text:span><text:span text:style-name="T16">}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<text:tab/></text:span><text:span text:style-name="T16">a[j + 1] = swap;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<text:tab/></text:span><text:span text:style-name="T16">}</text:span></text:p>
              </text:list-item>
            </text:list>
            <text:list text:style-name="L3">
              <text:list-item>
                <text:p text:style-name="P14"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Insertion Sort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Usually the fastest sort for 70 items or fewer.</text:p>
              </text:list-item>
            </text:list>
            <text:list text:style-name="L2">
              <text:list-item>
                <text:p text:style-name="P5">Still <text:span text:style-name="T13">O(n</text:span><text:span text:style-name="T15">2</text:span><text:span text:style-name="T13">)</text:span>.</text:p>
              </text:list-item>
            </text:list>
          </draw:text-box>
        </draw:frame>
        <draw:frame draw:style-name="standard" draw:layer="layout" svg:width="26.808cm" svg:height="8.041cm" svg:x="0.624cm" svg:y="8.901cm">
          <draw:plugin xlink:href="../sorting_anims/scripts/insertion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Heap Sort</text:p>
          </draw:text-box>
        </draw:frame>
        <draw:frame presentation:style-name="pr7" draw:layer="layout" svg:width="23.911cm" svg:height="15.273cm" svg:x="2.058cm" svg:y="4.442cm" presentation:class="outline" presentation:user-transformed="true">
          <draw:text-box>
            <text:list text:style-name="L2">
              <text:list-item>
                <text:p text:style-name="P5">Heap Sort is a variation of Selection Sort, but achieves <text:span text:style-name="T13">O(nlog(n))</text:span> complexity by using a <text:span text:style-name="T25">heap</text:span>.</text:p>
              </text:list-item>
            </text:list>
            <text:list text:style-name="L2">
              <text:list-item>
                <text:list>
                  <text:list-item>
                    <text:p text:style-name="P6">A heap is a balanced tree structure where the highest element is always at the top of the tre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sort is performed in two stag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Firstly, turn the array into a heap. <text:span text:style-name="T13">O(nlog(n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Then repeatedly (<text:span text:style-name="T13">O(n)</text:span> times):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select the element at the top of the tree. <text:span text:style-name="T13">O(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swap it into position. <text:span text:style-name="T13">O(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fix up the heap. <text:span text:style-name="T13">O(log(n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Heap Sort</text:p>
          </draw:text-box>
        </draw:frame>
        <draw:frame presentation:style-name="pr7" draw:layer="layout" svg:width="23.911cm" svg:height="14.883cm" svg:x="2.058cm" svg:y="4.442cm" presentation:class="outline" presentation:user-transformed="true">
          <draw:text-box>
            <text:list text:style-name="L2">
              <text:list-item>
                <text:p text:style-name="P5">A heap can be represented in an array.</text:p>
              </text:list-item>
            </text:list>
            <text:list text:style-name="L2">
              <text:list-item>
                <text:p text:style-name="P5">It is always a balanced tree.</text:p>
              </text:list-item>
            </text:list>
            <text:list text:style-name="L2">
              <text:list-item>
                <text:p text:style-name="P5">Each node is greater than the two nodes below it in the tree.</text:p>
              </text:list-item>
            </text:list>
            <text:list text:style-name="L2">
              <text:list-item>
                <text:list>
                  <text:list-item>
                    <text:p text:style-name="P6">The “Heap Invariant”.</text:p>
                  </text:list-item>
                </text:list>
              </text:list-item>
            </text:list>
            <text:list text:style-name="L2">
              <text:list-item>
                <text:p text:style-name="P5">Then, swap the top node<text:line-break/>with the last node.</text:p>
              </text:list-item>
            </text:list>
            <text:list text:style-name="L2">
              <text:list-item>
                <text:list>
                  <text:list-item>
                    <text:p text:style-name="P6">The last node is then part<text:line-break/>of the “sorted” portion of<text:line-break/>the array.</text:p>
                  </text:list-item>
                </text:list>
              </text:list-item>
            </text:list>
          </draw:text-box>
        </draw:frame>
        <draw:g>
          <draw:custom-shape draw:style-name="gr3" draw:text-style-name="P12" draw:id="id17" draw:layer="layout" svg:width="1.732cm" svg:height="1.732cm" svg:x="21.646cm" svg:y="10.356cm">
            <text:p text:style-name="P11">9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19" draw:layer="layout" svg:width="1.732cm" svg:height="1.732cm" svg:x="23.468cm" svg:y="13.762cm">
            <text:p text:style-name="P11">7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18" draw:layer="layout" svg:width="1.732cm" svg:height="1.732cm" svg:x="19.735cm" svg:y="13.73cm">
            <text:p text:style-name="P11">4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20" draw:layer="layout" svg:width="1.732cm" svg:height="1.732cm" svg:x="17.764cm" svg:y="17.524cm">
            <text:p text:style-name="P11">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21" draw:layer="layout" svg:width="1.732cm" svg:height="1.732cm" svg:x="20.302cm" svg:y="17.553cm">
            <text:p text:style-name="P11">3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2" draw:id="id22" draw:layer="layout" svg:width="1.732cm" svg:height="1.732cm" svg:x="25.2cm" svg:y="17.583cm">
            <text:p text:style-name="P11">5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12" draw:layer="layout" draw:type="line" svg:x1="22.511cm" svg:y1="12.088cm" svg:x2="20.6cm" svg:y2="13.73cm" draw:start-shape="id17" draw:start-glue-point="8" draw:end-shape="id18" draw:end-glue-point="4" svg:d="m22511 12088-1911 1642">
            <text:p text:style-name="P1"/>
          </draw:connector>
          <draw:connector draw:style-name="gr4" draw:text-style-name="P12" draw:layer="layout" draw:type="line" svg:x1="22.511cm" svg:y1="12.088cm" svg:x2="24.333cm" svg:y2="13.762cm" draw:start-shape="id17" draw:start-glue-point="8" draw:end-shape="id19" draw:end-glue-point="4" svg:d="m22511 12088 1822 1674">
            <text:p text:style-name="P1"/>
          </draw:connector>
          <draw:connector draw:style-name="gr4" draw:text-style-name="P12" draw:layer="layout" draw:type="line" svg:x1="20.6cm" svg:y1="15.462cm" svg:x2="18.629cm" svg:y2="17.524cm" draw:start-shape="id18" draw:start-glue-point="8" draw:end-shape="id20" draw:end-glue-point="4" svg:d="m20600 15462-1971 2062">
            <text:p text:style-name="P1"/>
          </draw:connector>
          <draw:connector draw:style-name="gr4" draw:text-style-name="P12" draw:layer="layout" draw:type="line" svg:x1="20.6cm" svg:y1="15.462cm" svg:x2="21.167cm" svg:y2="17.553cm" draw:start-shape="id18" draw:start-glue-point="8" draw:end-shape="id21" draw:end-glue-point="4" svg:d="m20600 15462 567 2091">
            <text:p text:style-name="P1"/>
          </draw:connector>
          <draw:connector draw:style-name="gr4" draw:text-style-name="P12" draw:layer="layout" draw:type="line" svg:x1="24.333cm" svg:y1="15.494cm" svg:x2="26.065cm" svg:y2="17.583cm" draw:start-shape="id19" draw:start-glue-point="8" draw:end-shape="id22" draw:end-glue-point="4" svg:d="m24333 15494 1732 2089">
            <text:p text:style-name="P1"/>
          </draw:connector>
          <draw:custom-shape draw:style-name="gr3" draw:text-style-name="P12" draw:id="id23" draw:layer="layout" svg:width="1.732cm" svg:height="1.732cm" svg:x="22.692cm" svg:y="17.584cm">
            <text:p text:style-name="P11">6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12" draw:layer="layout" draw:type="line" svg:x1="24.333cm" svg:y1="15.494cm" svg:x2="23.557cm" svg:y2="17.584cm" draw:start-shape="id19" draw:start-glue-point="8" draw:end-shape="id23" draw:end-glue-point="4" svg:d="m24333 15494-776 2090">
            <text:p text:style-name="P1"/>
          </draw:connector>
        </draw:g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Heap Sort</text:p>
          </draw:text-box>
        </draw:frame>
        <draw:frame draw:style-name="standard" draw:layer="layout" svg:width="22.075cm" svg:height="16.336cm" svg:x="3.166cm" svg:y="3.938cm">
          <draw:plugin xlink:href="../sorting_anims/scripts/heap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Shell Sort</text:p>
          </draw:text-box>
        </draw:frame>
        <draw:frame presentation:style-name="pr7" draw:layer="layout" svg:width="23.911cm" svg:height="15.604cm" svg:x="2.058cm" svg:y="4.442cm" presentation:class="outline" presentation:user-transformed="true">
          <draw:text-box>
            <text:list text:style-name="L2">
              <text:list-item>
                <text:p text:style-name="P5">A variation on Insertion Sort, but achieves <text:span text:style-name="T13">O(nlog(n))</text:span> complexity by sorting with different strides.</text:p>
              </text:list-item>
            </text:list>
            <text:list text:style-name="L2">
              <text:list-item>
                <text:list>
                  <text:list-item>
                    <text:p text:style-name="P6">Insertion sort only moves an element by one place each time.</text:p>
                  </text:list-item>
                </text:list>
              </text:list-item>
            </text:list>
            <text:list text:style-name="L2">
              <text:list-item>
                <text:p text:style-name="P5">Rearrange the array into “x” columns, and sort each column with insertion-sort, then reduce x and repeat.</text:p>
              </text:list-item>
            </text:list>
            <text:list text:style-name="L2">
              <text:list-item>
                <text:list>
                  <text:list-item>
                    <text:p text:style-name="P6">The best known sequence of x is 1750, 701, 301, 132, 57, 23, 10, 4, 1</text:p>
                  </text:list-item>
                </text:list>
              </text:list-item>
            </text:list>
            <text:list text:style-name="L2">
              <text:list-item>
                <text:p text:style-name="P5">Named for Donald Shell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Shell Sort</text:p>
          </draw:text-box>
        </draw:frame>
        <draw:frame draw:style-name="standard" draw:layer="layout" svg:width="22.021cm" svg:height="16.295cm" svg:x="3.167cm" svg:y="3.938cm">
          <draw:plugin xlink:href="../sorting_anims/scripts/shell3_2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Quicksort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Developed by C.A.R. Hoare in 1960.</text:p>
              </text:list-item>
            </text:list>
            <text:list text:style-name="L2">
              <text:list-item>
                <text:p text:style-name="P5">The most commonly used sorting algorithm nowadays.</text:p>
              </text:list-item>
            </text:list>
            <text:list text:style-name="L2">
              <text:list-item>
                <text:p text:style-name="P5">Is <text:span text:style-name="T13">O(nlog(n))</text:span>, but has a worst-case scenario of <text:span text:style-name="T13">O(n</text:span><text:span text:style-name="T15">2</text:span><text:span text:style-name="T13">)</text:span>.</text:p>
              </text:list-item>
            </text:list>
            <text:list text:style-name="L2">
              <text:list-item>
                <text:list>
                  <text:list-item>
                    <text:p text:style-name="P6">It is possible to make the worst-case scenario “unlikely”, but for real-time or security applications, a different algorithm should be used.</text:p>
                  </text:list-item>
                </text:list>
              </text:list-item>
            </text:list>
            <text:list text:style-name="L2">
              <text:list-item>
                <text:p text:style-name="P5">Not a stable sort algorithm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Quicksort</text:p>
          </draw:text-box>
        </draw:frame>
        <draw:frame presentation:style-name="pr7" draw:layer="layout" svg:width="24.103cm" svg:height="14.626cm" svg:x="2.058cm" svg:y="4.442cm" presentation:class="outline" presentation:user-transformed="true">
          <draw:text-box>
            <text:list text:style-name="L2">
              <text:list-item>
                <text:p text:style-name="P5">To sort an array:</text:p>
              </text:list-item>
            </text:list>
            <text:list text:style-name="L2">
              <text:list-item>
                <text:list>
                  <text:list-item>
                    <text:p text:style-name="P6">Pick one of the values, to use as a “pivot”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rrange the array so that all values lower than the pivot are to its left, and all values higher than the pivot are to its right.<text:line-break/>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n sort each side by recursing.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1.5cm" svg:height="1.1cm" svg:x="6.7cm" svg:y="11.6cm">
          <draw:text-box>
            <text:p text:style-name="P11">5</text:p>
          </draw:text-box>
        </draw:frame>
        <draw:frame draw:style-name="gr14" draw:text-style-name="P11" draw:layer="layout" svg:width="1.5cm" svg:height="1.1cm" svg:x="8.2cm" svg:y="11.6cm">
          <draw:text-box>
            <text:p text:style-name="P11">2</text:p>
          </draw:text-box>
        </draw:frame>
        <draw:frame draw:style-name="gr14" draw:text-style-name="P11" draw:layer="layout" svg:width="1.5cm" svg:height="1.1cm" svg:x="9.7cm" svg:y="11.6cm">
          <draw:text-box>
            <text:p text:style-name="P11">9</text:p>
          </draw:text-box>
        </draw:frame>
        <draw:frame draw:style-name="gr14" draw:text-style-name="P11" draw:layer="layout" svg:width="1.5cm" svg:height="1.1cm" svg:x="11.2cm" svg:y="11.6cm">
          <draw:text-box>
            <text:p text:style-name="P11">4</text:p>
          </draw:text-box>
        </draw:frame>
        <draw:frame draw:style-name="gr14" draw:text-style-name="P11" draw:layer="layout" svg:width="1.5cm" svg:height="1.1cm" svg:x="12.7cm" svg:y="11.6cm">
          <draw:text-box>
            <text:p text:style-name="P11">1</text:p>
          </draw:text-box>
        </draw:frame>
        <draw:frame draw:style-name="gr14" draw:text-style-name="P11" draw:layer="layout" svg:width="1.5cm" svg:height="1.1cm" svg:x="14.2cm" svg:y="11.6cm">
          <draw:text-box>
            <text:p text:style-name="P11">6</text:p>
          </draw:text-box>
        </draw:frame>
        <draw:frame draw:style-name="gr14" draw:text-style-name="P11" draw:layer="layout" svg:width="1.5cm" svg:height="1.1cm" svg:x="15.7cm" svg:y="11.6cm">
          <draw:text-box>
            <text:p text:style-name="P11">8</text:p>
          </draw:text-box>
        </draw:frame>
        <draw:frame draw:style-name="gr14" draw:text-style-name="P11" draw:layer="layout" svg:width="1.5cm" svg:height="1.1cm" svg:x="17.2cm" svg:y="11.6cm">
          <draw:text-box>
            <text:p text:style-name="P11">0</text:p>
          </draw:text-box>
        </draw:frame>
        <draw:frame draw:style-name="gr14" draw:text-style-name="P11" draw:layer="layout" svg:width="1.5cm" svg:height="1.1cm" svg:x="18.7cm" svg:y="11.6cm">
          <draw:text-box>
            <text:p text:style-name="P11">3</text:p>
          </draw:text-box>
        </draw:frame>
        <draw:frame draw:style-name="gr14" draw:text-style-name="P11" draw:layer="layout" svg:width="1.5cm" svg:height="1.1cm" svg:x="20.2cm" svg:y="11.6cm">
          <draw:text-box>
            <text:p text:style-name="P11">7</text:p>
          </draw:text-box>
        </draw:frame>
        <draw:frame draw:style-name="gr14" draw:text-style-name="P11" draw:layer="layout" svg:width="1.5cm" svg:height="1.1cm" svg:x="6.7cm" svg:y="14.7cm">
          <draw:text-box>
            <text:p text:style-name="P11">0</text:p>
          </draw:text-box>
        </draw:frame>
        <draw:frame draw:style-name="gr14" draw:text-style-name="P11" draw:layer="layout" svg:width="1.5cm" svg:height="1.1cm" svg:x="8.2cm" svg:y="14.7cm">
          <draw:text-box>
            <text:p text:style-name="P11">2</text:p>
          </draw:text-box>
        </draw:frame>
        <draw:frame draw:style-name="gr14" draw:text-style-name="P11" draw:layer="layout" svg:width="1.5cm" svg:height="1.1cm" svg:x="9.7cm" svg:y="14.7cm">
          <draw:text-box>
            <text:p text:style-name="P11">3</text:p>
          </draw:text-box>
        </draw:frame>
        <draw:frame draw:style-name="gr14" draw:text-style-name="P11" draw:layer="layout" svg:width="1.5cm" svg:height="1.1cm" svg:x="11.2cm" svg:y="14.7cm">
          <draw:text-box>
            <text:p text:style-name="P11">4</text:p>
          </draw:text-box>
        </draw:frame>
        <draw:frame draw:style-name="gr14" draw:text-style-name="P11" draw:layer="layout" svg:width="1.5cm" svg:height="1.1cm" svg:x="12.7cm" svg:y="14.7cm">
          <draw:text-box>
            <text:p text:style-name="P11">1</text:p>
          </draw:text-box>
        </draw:frame>
        <draw:frame draw:style-name="gr13" draw:text-style-name="P11" draw:layer="layout" svg:width="1.5cm" svg:height="1.1cm" svg:x="14.2cm" svg:y="14.7cm">
          <draw:text-box>
            <text:p text:style-name="P11">5</text:p>
          </draw:text-box>
        </draw:frame>
        <draw:frame draw:style-name="gr14" draw:text-style-name="P11" draw:layer="layout" svg:width="1.5cm" svg:height="1.1cm" svg:x="15.7cm" svg:y="14.7cm">
          <draw:text-box>
            <text:p text:style-name="P11">8</text:p>
          </draw:text-box>
        </draw:frame>
        <draw:frame draw:style-name="gr14" draw:text-style-name="P11" draw:layer="layout" svg:width="1.5cm" svg:height="1.1cm" svg:x="17.2cm" svg:y="14.7cm">
          <draw:text-box>
            <text:p text:style-name="P11">6</text:p>
          </draw:text-box>
        </draw:frame>
        <draw:frame draw:style-name="gr14" draw:text-style-name="P11" draw:layer="layout" svg:width="1.5cm" svg:height="1.1cm" svg:x="18.7cm" svg:y="14.7cm">
          <draw:text-box>
            <text:p text:style-name="P11">9</text:p>
          </draw:text-box>
        </draw:frame>
        <draw:frame draw:style-name="gr14" draw:text-style-name="P11" draw:layer="layout" svg:width="1.5cm" svg:height="1.1cm" svg:x="20.2cm" svg:y="14.7cm">
          <draw:text-box>
            <text:p text:style-name="P11">7</text:p>
          </draw:text-box>
        </draw:frame>
        <draw:line draw:style-name="gr15" draw:text-style-name="P12" draw:layer="layout" svg:x1="14.95cm" svg:y1="12.87cm" svg:x2="14.952cm" svg:y2="14.391cm">
          <text:p text:style-name="P1"/>
        </draw:line>
        <draw:custom-shape draw:style-name="gr16" draw:text-style-name="P12" draw:id="id24" draw:layer="layout" svg:width="1cm" svg:height="0.72cm" svg:x="6.2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2" draw:id="id25" draw:layer="layout" svg:width="1cm" svg:height="0.72cm" svg:x="13.7cm" svg:y="14.5cm">
          <text:p text:style-name="P1"/>
          <draw:enhanced-geometry svg:viewBox="0 0 21600 21600" draw:type="rectangle" draw:enhanced-path="M 0 0 L 21600 0 21600 21600 0 21600 0 0 Z N"/>
        </draw:custom-shape>
        <draw:connector draw:style-name="gr17" draw:text-style-name="P12" draw:layer="layout" draw:line-skew="0.14cm" svg:x1="6.7cm" svg:y1="14.5cm" svg:x2="14.2cm" svg:y2="14.5cm" draw:start-shape="id24" draw:start-glue-point="0" draw:end-shape="id25" draw:end-glue-point="0" svg:d="m6700 14500v-360h7500v360">
          <text:p text:style-name="P1"/>
        </draw:connector>
        <draw:custom-shape draw:style-name="gr16" draw:text-style-name="P12" draw:id="id26" draw:layer="layout" svg:width="1cm" svg:height="0.72cm" svg:x="15.2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2" draw:id="id27" draw:layer="layout" svg:width="1cm" svg:height="0.72cm" svg:x="21.2cm" svg:y="14.5cm">
          <text:p text:style-name="P1"/>
          <draw:enhanced-geometry svg:viewBox="0 0 21600 21600" draw:type="rectangle" draw:enhanced-path="M 0 0 L 21600 0 21600 21600 0 21600 0 0 Z N"/>
        </draw:custom-shape>
        <draw:connector draw:style-name="gr17" draw:text-style-name="P12" draw:layer="layout" draw:line-skew="0.14cm" svg:x1="15.7cm" svg:y1="14.5cm" svg:x2="21.7cm" svg:y2="14.5cm" draw:start-shape="id26" draw:start-glue-point="0" draw:end-shape="id27" draw:end-glue-point="0" svg:d="m15700 14500v-360h6000v36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Quicksort</text:p>
          </draw:text-box>
        </draw:frame>
        <draw:frame draw:style-name="standard" draw:layer="layout" svg:width="22.06cm" svg:height="16.324cm" svg:x="3.081cm" svg:y="3.928cm">
          <draw:plugin xlink:href="../sorting_anims/scripts/quick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Quicksort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There are two main problems:</text:p>
              </text:list-item>
            </text:list>
            <text:list text:style-name="L2">
              <text:list-item>
                <text:list>
                  <text:list-item>
                    <text:p text:style-name="P6">Choosing the pivot. The ideal pivot is one that will divide the values into two equal-sized group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What if the array is already sorted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to do with identical values. A variation creates three groups, placing all values equivalent to the pivot in the middle.</text:p>
                  </text:list-item>
                </text:list>
              </text:list-item>
            </text:list>
            <text:list text:style-name="L2">
              <text:list-item>
                <text:p text:style-name="P5">An optimisation is to sort small arrays with insertion sort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Merge Sort</text:p>
          </draw:text-box>
        </draw:frame>
        <draw:frame presentation:style-name="pr7" draw:layer="layout" svg:width="24.148cm" svg:height="14.842cm" svg:x="2.058cm" svg:y="4.442cm" presentation:class="outline" presentation:user-transformed="true">
          <draw:text-box>
            <text:list text:style-name="L2">
              <text:list-item>
                <text:p text:style-name="P5">Invented by John von Neumann in 1945.</text:p>
              </text:list-item>
            </text:list>
            <text:list text:style-name="L2">
              <text:list-item>
                <text:p text:style-name="P5"><text:span text:style-name="T13">O(nlog(n))</text:span>, and has no worst-case scenario.</text:p>
              </text:list-item>
            </text:list>
            <text:list text:style-name="L2">
              <text:list-item>
                <text:p text:style-name="P5">It is a stable sort algorithm.</text:p>
              </text:list-item>
            </text:list>
            <text:list text:style-name="L2">
              <text:list-item>
                <text:p text:style-name="P5">Can be parallelised.</text:p>
              </text:list-item>
            </text:list>
            <text:list text:style-name="L2">
              <text:list-item>
                <text:p text:style-name="P5">Lends itself to sorting arrays larger than memory.</text:p>
              </text:list-item>
            </text:list>
            <text:list text:style-name="L2">
              <text:list-item>
                <text:p text:style-name="P5">Slightly slower than Quicksort.</text:p>
              </text:list-item>
            </text:list>
            <text:list text:style-name="L2">
              <text:list-item>
                <text:p text:style-name="P5">Requires <text:span text:style-name="T13">O(n)</text:span> extra memor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Merge Sort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To sort an array:</text:p>
              </text:list-item>
            </text:list>
            <text:list text:style-name="L2">
              <text:list-item>
                <text:list>
                  <text:list-item>
                    <text:p text:style-name="P6">Split the array in two, and sort both halv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erge the two halves together again.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1.5cm" svg:height="1.1cm" svg:x="6.7cm" svg:y="9.3cm">
          <draw:text-box>
            <text:p text:style-name="P11">5</text:p>
          </draw:text-box>
        </draw:frame>
        <draw:frame draw:style-name="gr14" draw:text-style-name="P11" draw:layer="layout" svg:width="1.5cm" svg:height="1.1cm" svg:x="8.2cm" svg:y="9.3cm">
          <draw:text-box>
            <text:p text:style-name="P11">2</text:p>
          </draw:text-box>
        </draw:frame>
        <draw:frame draw:style-name="gr14" draw:text-style-name="P11" draw:layer="layout" svg:width="1.5cm" svg:height="1.1cm" svg:x="9.7cm" svg:y="9.3cm">
          <draw:text-box>
            <text:p text:style-name="P11">9</text:p>
          </draw:text-box>
        </draw:frame>
        <draw:frame draw:style-name="gr14" draw:text-style-name="P11" draw:layer="layout" svg:width="1.5cm" svg:height="1.1cm" svg:x="11.2cm" svg:y="9.3cm">
          <draw:text-box>
            <text:p text:style-name="P11">4</text:p>
          </draw:text-box>
        </draw:frame>
        <draw:frame draw:style-name="gr14" draw:text-style-name="P11" draw:layer="layout" svg:width="1.5cm" svg:height="1.1cm" svg:x="12.7cm" svg:y="9.3cm">
          <draw:text-box>
            <text:p text:style-name="P11">1</text:p>
          </draw:text-box>
        </draw:frame>
        <draw:frame draw:style-name="gr14" draw:text-style-name="P11" draw:layer="layout" svg:width="1.5cm" svg:height="1.1cm" svg:x="14.2cm" svg:y="9.3cm">
          <draw:text-box>
            <text:p text:style-name="P11">6</text:p>
          </draw:text-box>
        </draw:frame>
        <draw:frame draw:style-name="gr14" draw:text-style-name="P11" draw:layer="layout" svg:width="1.5cm" svg:height="1.1cm" svg:x="15.7cm" svg:y="9.3cm">
          <draw:text-box>
            <text:p text:style-name="P11">8</text:p>
          </draw:text-box>
        </draw:frame>
        <draw:frame draw:style-name="gr14" draw:text-style-name="P11" draw:layer="layout" svg:width="1.5cm" svg:height="1.1cm" svg:x="17.2cm" svg:y="9.3cm">
          <draw:text-box>
            <text:p text:style-name="P11">0</text:p>
          </draw:text-box>
        </draw:frame>
        <draw:frame draw:style-name="gr14" draw:text-style-name="P11" draw:layer="layout" svg:width="1.5cm" svg:height="1.1cm" svg:x="18.7cm" svg:y="9.3cm">
          <draw:text-box>
            <text:p text:style-name="P11">3</text:p>
          </draw:text-box>
        </draw:frame>
        <draw:frame draw:style-name="gr14" draw:text-style-name="P11" draw:layer="layout" svg:width="1.5cm" svg:height="1.1cm" svg:x="20.2cm" svg:y="9.3cm">
          <draw:text-box>
            <text:p text:style-name="P11">7</text:p>
          </draw:text-box>
        </draw:frame>
        <draw:line draw:style-name="gr15" draw:text-style-name="P12" draw:layer="layout" svg:x1="14.2cm" svg:y1="10.57cm" svg:x2="14.202cm" svg:y2="12.091cm">
          <text:p text:style-name="P1"/>
        </draw:line>
        <draw:frame draw:style-name="gr18" draw:text-style-name="P11" draw:layer="layout" svg:width="1.5cm" svg:height="1.1cm" svg:x="6.2cm" svg:y="12.5cm">
          <draw:text-box>
            <text:p text:style-name="P11">1</text:p>
          </draw:text-box>
        </draw:frame>
        <draw:frame draw:style-name="gr14" draw:text-style-name="P11" draw:layer="layout" svg:width="1.5cm" svg:height="1.1cm" svg:x="7.7cm" svg:y="12.5cm">
          <draw:text-box>
            <text:p text:style-name="P11">2</text:p>
          </draw:text-box>
        </draw:frame>
        <draw:frame draw:style-name="gr14" draw:text-style-name="P11" draw:layer="layout" svg:width="1.5cm" svg:height="1.1cm" svg:x="9.2cm" svg:y="12.5cm">
          <draw:text-box>
            <text:p text:style-name="P11">4</text:p>
          </draw:text-box>
        </draw:frame>
        <draw:frame draw:style-name="gr14" draw:text-style-name="P11" draw:layer="layout" svg:width="1.5cm" svg:height="1.1cm" svg:x="10.7cm" svg:y="12.5cm">
          <draw:text-box>
            <text:p text:style-name="P11">5</text:p>
          </draw:text-box>
        </draw:frame>
        <draw:frame draw:style-name="gr14" draw:text-style-name="P11" draw:layer="layout" svg:width="1.5cm" svg:height="1.1cm" svg:x="12.2cm" svg:y="12.5cm">
          <draw:text-box>
            <text:p text:style-name="P11">9</text:p>
          </draw:text-box>
        </draw:frame>
        <draw:frame draw:style-name="gr14" draw:text-style-name="P11" draw:layer="layout" svg:width="1.5cm" svg:height="1.1cm" svg:x="14.7cm" svg:y="12.5cm">
          <draw:text-box>
            <text:p text:style-name="P11">0</text:p>
          </draw:text-box>
        </draw:frame>
        <draw:frame draw:style-name="gr14" draw:text-style-name="P11" draw:layer="layout" svg:width="1.5cm" svg:height="1.1cm" svg:x="16.2cm" svg:y="12.5cm">
          <draw:text-box>
            <text:p text:style-name="P11">3</text:p>
          </draw:text-box>
        </draw:frame>
        <draw:frame draw:style-name="gr14" draw:text-style-name="P11" draw:layer="layout" svg:width="1.5cm" svg:height="1.1cm" svg:x="17.7cm" svg:y="12.5cm">
          <draw:text-box>
            <text:p text:style-name="P11">6</text:p>
          </draw:text-box>
        </draw:frame>
        <draw:frame draw:style-name="gr14" draw:text-style-name="P11" draw:layer="layout" svg:width="1.5cm" svg:height="1.1cm" svg:x="19.2cm" svg:y="12.5cm">
          <draw:text-box>
            <text:p text:style-name="P11">7</text:p>
          </draw:text-box>
        </draw:frame>
        <draw:frame draw:style-name="gr14" draw:text-style-name="P11" draw:layer="layout" svg:width="1.5cm" svg:height="1.1cm" svg:x="20.7cm" svg:y="12.5cm">
          <draw:text-box>
            <text:p text:style-name="P11">8</text:p>
          </draw:text-box>
        </draw:frame>
        <draw:line draw:style-name="gr15" draw:text-style-name="P12" draw:layer="layout" svg:x1="14.2cm" svg:y1="13.771cm" svg:x2="14.202cm" svg:y2="15.292cm">
          <text:p text:style-name="P1"/>
        </draw:line>
        <draw:frame draw:style-name="gr18" draw:text-style-name="P11" draw:layer="layout" svg:width="1.5cm" svg:height="1.1cm" svg:x="6.7cm" svg:y="15.6cm">
          <draw:text-box>
            <text:p text:style-name="P11">0</text:p>
          </draw:text-box>
        </draw:frame>
        <draw:frame draw:style-name="gr14" draw:text-style-name="P11" draw:layer="layout" svg:width="1.5cm" svg:height="1.1cm" svg:x="8.2cm" svg:y="15.6cm">
          <draw:text-box>
            <text:p text:style-name="P11">1</text:p>
          </draw:text-box>
        </draw:frame>
        <draw:frame draw:style-name="gr14" draw:text-style-name="P11" draw:layer="layout" svg:width="1.5cm" svg:height="1.1cm" svg:x="9.7cm" svg:y="15.6cm">
          <draw:text-box>
            <text:p text:style-name="P11">2</text:p>
          </draw:text-box>
        </draw:frame>
        <draw:frame draw:style-name="gr14" draw:text-style-name="P11" draw:layer="layout" svg:width="1.5cm" svg:height="1.1cm" svg:x="11.2cm" svg:y="15.6cm">
          <draw:text-box>
            <text:p text:style-name="P11">3</text:p>
          </draw:text-box>
        </draw:frame>
        <draw:frame draw:style-name="gr14" draw:text-style-name="P11" draw:layer="layout" svg:width="1.5cm" svg:height="1.1cm" svg:x="12.7cm" svg:y="15.6cm">
          <draw:text-box>
            <text:p text:style-name="P11">4</text:p>
          </draw:text-box>
        </draw:frame>
        <draw:frame draw:style-name="gr14" draw:text-style-name="P11" draw:layer="layout" svg:width="1.5cm" svg:height="1.1cm" svg:x="14.2cm" svg:y="15.6cm">
          <draw:text-box>
            <text:p text:style-name="P11">5</text:p>
          </draw:text-box>
        </draw:frame>
        <draw:frame draw:style-name="gr14" draw:text-style-name="P11" draw:layer="layout" svg:width="1.5cm" svg:height="1.1cm" svg:x="15.7cm" svg:y="15.6cm">
          <draw:text-box>
            <text:p text:style-name="P11">6</text:p>
          </draw:text-box>
        </draw:frame>
        <draw:frame draw:style-name="gr14" draw:text-style-name="P11" draw:layer="layout" svg:width="1.5cm" svg:height="1.1cm" svg:x="17.2cm" svg:y="15.6cm">
          <draw:text-box>
            <text:p text:style-name="P11">7</text:p>
          </draw:text-box>
        </draw:frame>
        <draw:frame draw:style-name="gr14" draw:text-style-name="P11" draw:layer="layout" svg:width="1.5cm" svg:height="1.1cm" svg:x="18.7cm" svg:y="15.6cm">
          <draw:text-box>
            <text:p text:style-name="P11">8</text:p>
          </draw:text-box>
        </draw:frame>
        <draw:frame draw:style-name="gr14" draw:text-style-name="P11" draw:layer="layout" svg:width="1.5cm" svg:height="1.1cm" svg:x="20.2cm" svg:y="15.6cm">
          <draw:text-box>
            <text:p text:style-name="P11">9</text:p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Merge Sort</text:p>
          </draw:text-box>
        </draw:frame>
        <draw:frame draw:style-name="standard" draw:layer="layout" svg:width="26.899cm" svg:height="13.449cm" svg:x="0.577cm" svg:y="4.522cm">
          <draw:plugin xlink:href="../sorting_anims/scripts/merge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Bigger than memory</text:p>
          </draw:text-box>
        </draw:frame>
        <draw:frame presentation:style-name="pr7" draw:layer="layout" svg:width="23.911cm" svg:height="14.656cm" svg:x="2.058cm" svg:y="4.442cm" presentation:class="outline" presentation:user-transformed="true">
          <draw:text-box>
            <text:list text:style-name="L2">
              <text:list-item>
                <text:p text:style-name="P5">What if the data to be sorted is bigger than will fit in memory?</text:p>
              </text:list-item>
            </text:list>
            <text:list text:style-name="L2">
              <text:list-item>
                <text:list>
                  <text:list-item>
                    <text:p text:style-name="P6">Sort large “chunks” of data, and dump them into files on dis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n merge all the files together using merge sort to produce a stream of sorted dat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will be close to the sequential speed of your disc architectu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ld machines used to use multiple tapes for the temporary stor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There are many more sorting algorithms.</text:p>
              </text:list-item>
            </text:list>
            <text:list text:style-name="L2">
              <text:list-item>
                <text:list>
                  <text:list-item>
                    <text:p text:style-name="P6">You don't need to know the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java.util.Arrays.sort() is very good – use it.</text:p>
                  </text:list-item>
                </text:list>
              </text:list-item>
            </text:list>
            <text:list text:style-name="L2">
              <text:list-item>
                <text:p text:style-name="P5">Theory states that comparison sorts are limited to <text:span text:style-name="T13">O(nlog(n))</text:span>.</text:p>
              </text:list-item>
            </text:list>
            <text:list text:style-name="L2">
              <text:list-item>
                <text:list>
                  <text:list-item>
                    <text:p text:style-name="P6">This limit can be broken if you have extra information about the distribution of val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Bucket Sort</text:p>
          </draw:text-box>
        </draw:frame>
        <draw:frame presentation:style-name="pr7" draw:layer="layout" svg:width="23.911cm" svg:height="14.917cm" svg:x="2.058cm" svg:y="4.442cm" presentation:class="outline" presentation:user-transformed="true">
          <draw:text-box>
            <text:list text:style-name="L2">
              <text:list-item>
                <text:p text:style-name="P5">To sort an array of values:</text:p>
              </text:list-item>
            </text:list>
            <text:list text:style-name="L2">
              <text:list-item>
                <text:list>
                  <text:list-item>
                    <text:p text:style-name="P6">Create a set of buckets for various ranges of valu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lace all the values in their bucke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rt each bucket individual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catenate the sorted buckets in order.</text:p>
                  </text:list-item>
                </text:list>
              </text:list-item>
            </text:list>
            <text:list text:style-name="L2">
              <text:list-item>
                <text:p text:style-name="P5">Algorithm is <text:span text:style-name="T13">O(n)</text:span>, but requires <text:span text:style-name="T13">O(n)</text:span> of extra memory.</text:p>
              </text:list-item>
            </text:list>
            <text:list text:style-name="L2">
              <text:list-item>
                <text:p text:style-name="P5">In reality, it doesn't play well with CPU cache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Comparison</text:p>
          </draw:text-box>
        </draw:frame>
        <draw:frame draw:style-name="gr11" draw:layer="layout" svg:width="26.84cm" svg:height="16.271cm" svg:x="0.979cm" svg:y="4.0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21" draw:layer="layout" svg:width="2.267cm" svg:height="0.53cm" svg:x="12.095cm" svg:y="19.698cm">
          <draw:text-box>
            <text:p text:style-name="P1"><text:span text:style-name="T27">Array size</text:span></text:p>
          </draw:text-box>
        </draw:frame>
        <draw:frame draw:style-name="gr12" draw:text-style-name="P22" draw:layer="layout" svg:width="2.567cm" svg:height="0.53cm" draw:transform="rotate (1.5707963267946) translate (0.82cm 12.547cm)">
          <draw:text-box>
            <text:p text:style-name="P22"><text:span text:style-name="T27">Time take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3" draw:master-page-name="CSS2008OpenOffice" presentation:presentation-page-layout-name="AL3T19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- Comparison</text:p>
          </draw:text-box>
        </draw:frame>
        <draw:frame draw:style-name="gr11" draw:layer="layout" svg:width="27.531cm" svg:height="16.3cm" svg:x="0.317cm" svg:y="4.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21" draw:layer="layout" svg:width="2.267cm" svg:height="0.53cm" svg:x="12.096cm" svg:y="19.698cm">
          <draw:text-box>
            <text:p text:style-name="P1"><text:span text:style-name="T27">Array size</text:span></text:p>
          </draw:text-box>
        </draw:frame>
        <draw:frame draw:style-name="gr12" draw:text-style-name="P22" draw:layer="layout" svg:width="2.567cm" svg:height="0.53cm" draw:transform="rotate (1.5707963267946) translate (0.82cm 12.548cm)">
          <draw:text-box>
            <text:p text:style-name="P22"><text:span text:style-name="T27">Time take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Lookup Algorithms</text:p>
          </draw:text-box>
        </draw:frame>
        <draw:frame presentation:style-name="pr7" draw:layer="layout" svg:width="24.004cm" svg:height="14.626cm" svg:x="2.058cm" svg:y="4.442cm" presentation:class="outline" presentation:user-transformed="true">
          <draw:text-box>
            <text:list text:style-name="L2">
              <text:list-item>
                <text:p text:style-name="P5">Purpose: Store data and look it up with a key. java.util.Map</text:p>
              </text:list-item>
            </text:list>
            <text:list text:style-name="L2">
              <text:list-item>
                <text:p text:style-name="P5">Simplest method: Array search.</text:p>
              </text:list-item>
            </text:list>
            <text:list text:style-name="L3">
              <text:list-item>
                <text:p text:style-name="P14"><text:span text:style-name="T20">public static boolean isPresent(int values[], int key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for (int value : values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if (value == key) {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<text:tab/></text:span><text:span text:style-name="T20">return true;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}</text:span></text:p>
              </text:list-item>
            </text:list>
            <text:list text:style-name="L3">
              <text:list-item>
                <text:p text:style-name="P14"><text:span text:style-name="T20"><text:s/></text:span><text:span text:style-name="T20"><text:tab/></text:span><text:span text:style-name="T20">return false;</text:span></text:p>
              </text:list-item>
            </text:list>
            <text:list text:style-name="L3">
              <text:list-item>
                <text:p text:style-name="P14"><text:span text:style-name="T20">}</text:span></text:p>
              </text:list-item>
            </text:list>
            <text:list text:style-name="L2">
              <text:list-item>
                <text:list>
                  <text:list-item>
                    <text:p text:style-name="P6">Lookup is <text:span text:style-name="T13">O(n)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eresting to resize the arr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 presentation:user-transformed="true">
          <draw:text-box>
            <text:p text:style-name="P1">Lookup – Linked Lists</text:p>
          </draw:text-box>
        </draw:frame>
        <draw:frame presentation:style-name="pr7" draw:layer="layout" svg:width="23.947cm" svg:height="15.288cm" svg:x="2.058cm" svg:y="4.442cm" presentation:class="outline" presentation:user-transformed="true">
          <draw:text-box>
            <text:list text:style-name="L2">
              <text:list-item>
                <text:p text:style-name="P5">Another linear search.</text:p>
              </text:list-item>
            </text:list>
            <text:list text:style-name="L2">
              <text:list-item>
                <text:list>
                  <text:list-item>
                    <text:p text:style-name="P6">The basis of more complex<text:line-break/>searches.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8">public class LinkedListNode {</text:span></text:p>
              </text:list-item>
            </text:list>
            <text:list text:style-name="L3">
              <text:list-item>
                <text:p text:style-name="P14"><text:span text:style-name="T28"><text:s/></text:span><text:span text:style-name="T28"><text:tab/></text:span><text:span text:style-name="T28">private LinkedListNode next;</text:span></text:p>
              </text:list-item>
            </text:list>
            <text:list text:style-name="L3">
              <text:list-item>
                <text:p text:style-name="P14"><text:span text:style-name="T28"><text:s/></text:span><text:span text:style-name="T28"><text:tab/></text:span><text:span text:style-name="T28">private int key;</text:span></text:p>
              </text:list-item>
            </text:list>
            <text:list text:style-name="L3">
              <text:list-item>
                <text:p text:style-name="P14"><text:span text:style-name="T28"><text:s/></text:span><text:span text:style-name="T28"><text:tab/></text:span><text:span text:style-name="T28">private String value;</text:span></text:p>
              </text:list-item>
            </text:list>
            <text:list text:style-name="L3">
              <text:list-item>
                <text:p text:style-name="P14"><text:span text:style-name="T28"><text:s/></text:span><text:span text:style-name="T28"><text:tab/></text:span><text:span text:style-name="T28">...</text:span></text:p>
              </text:list-item>
            </text:list>
            <text:list text:style-name="L3">
              <text:list-item>
                <text:p text:style-name="P14"><text:span text:style-name="T28">}</text:span></text:p>
              </text:list-item>
            </text:list>
            <text:list text:style-name="L2">
              <text:list-item>
                <text:list>
                  <text:list-item>
                    <text:p text:style-name="P6">Easy to add and remove nod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st operations are <text:span text:style-name="T13">O(n)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Including some which are <text:span text:style-name="T13">O(1)</text:span> on array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This can cripple some sort algorithms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11" draw:id="id29" draw:layer="layout" svg:width="1.3cm" svg:height="1.3cm" svg:x="20.592cm" svg:y="6.876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2" draw:id="id28" draw:layer="layout" svg:width="2.362cm" svg:height="1.238cm" svg:x="20.046cm" svg:y="4.564cm">
          <text:p text:style-name="P11">Roo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id="id30" draw:layer="layout" svg:width="1.3cm" svg:height="1.3cm" svg:x="20.592cm" svg:y="9.47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11" draw:id="id31" draw:layer="layout" svg:width="1.3cm" svg:height="1.3cm" svg:x="20.592cm" svg:y="12.076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2" draw:layer="layout" draw:type="line" svg:x1="21.226cm" svg:y1="5.802cm" svg:x2="21.241cm" svg:y2="6.876cm" draw:start-shape="id28" draw:start-glue-point="6" draw:end-shape="id29" draw:end-glue-point="4" svg:d="m21226 5802 15 1074">
          <text:p text:style-name="P1"/>
        </draw:connector>
        <draw:connector draw:style-name="gr4" draw:text-style-name="P12" draw:layer="layout" draw:type="line" svg:x1="21.241cm" svg:y1="8.176cm" svg:x2="21.241cm" svg:y2="9.476cm" draw:start-shape="id29" draw:start-glue-point="8" draw:end-shape="id30" draw:end-glue-point="4" svg:d="m21241 8176v1300">
          <text:p text:style-name="P1"/>
        </draw:connector>
        <draw:connector draw:style-name="gr4" draw:text-style-name="P12" draw:layer="layout" draw:type="line" svg:x1="21.241cm" svg:y1="10.776cm" svg:x2="21.241cm" svg:y2="12.076cm" draw:start-shape="id30" draw:start-glue-point="8" draw:end-shape="id31" draw:end-glue-point="4" svg:d="m21241 10776v1300">
          <text:p text:style-name="P1"/>
        </draw:connector>
        <draw:custom-shape draw:style-name="gr3" draw:text-style-name="P12" draw:id="id32" draw:layer="layout" svg:width="3.455cm" svg:height="0.95cm" svg:x="23.618cm" svg:y="7.056cm">
          <text:p text:style-name="P11">Fred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1.892cm" svg:y1="7.525cm" svg:x2="23.618cm" svg:y2="7.531cm" draw:start-shape="id29" draw:start-glue-point="10" draw:end-shape="id32" draw:end-glue-point="3" svg:d="m21892 7525 1726 6">
          <text:p text:style-name="P1"/>
        </draw:connector>
        <draw:custom-shape draw:style-name="gr3" draw:text-style-name="P12" draw:id="id33" draw:layer="layout" svg:width="3.455cm" svg:height="0.95cm" svg:x="23.619cm" svg:y="9.656cm">
          <text:p text:style-name="P11">Bob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1.892cm" svg:y1="10.125cm" svg:x2="23.619cm" svg:y2="10.131cm" draw:start-shape="id30" draw:start-glue-point="10" draw:end-shape="id33" draw:end-glue-point="3" svg:d="m21892 10125 1727 6">
          <text:p text:style-name="P1"/>
        </draw:connector>
        <draw:custom-shape draw:style-name="gr3" draw:text-style-name="P12" draw:id="id34" draw:layer="layout" svg:width="3.455cm" svg:height="0.95cm" svg:x="23.619cm" svg:y="12.256cm">
          <text:p text:style-name="P11">Albert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1.892cm" svg:y1="12.725cm" svg:x2="23.619cm" svg:y2="12.731cm" draw:start-shape="id31" draw:start-glue-point="10" draw:end-shape="id34" draw:end-glue-point="3" svg:d="m21892 12725 1727 6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Binary Search</text:p>
          </draw:text-box>
        </draw:frame>
        <draw:frame presentation:style-name="pr7" draw:layer="layout" svg:width="23.911cm" svg:height="14.685cm" svg:x="2.058cm" svg:y="4.442cm" presentation:class="outline" presentation:user-transformed="true">
          <draw:text-box>
            <text:list text:style-name="L2">
              <text:list-item>
                <text:p text:style-name="P5">Used if you have a sorted array.</text:p>
              </text:list-item>
            </text:list>
            <text:list text:style-name="L2">
              <text:list-item>
                <text:list>
                  <text:list-item>
                    <text:p text:style-name="P6">A much-neglected algorithm, but it is fa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/><text:span text:style-name="T29">http://www.tbray.org/ongoing/When/200x/2003/03/22/Binary</text:span></text:p>
                  </text:list-item>
                </text:list>
              </text:list-item>
            </text:list>
            <text:list text:style-name="L2">
              <text:list-item>
                <text:p text:style-name="P5">Very simple algorithm:</text:p>
              </text:list-item>
            </text:list>
            <text:list text:style-name="L2">
              <text:list-item>
                <text:list>
                  <text:list-item>
                    <text:p text:style-name="P6">You have an arra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look at the middle ele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If it is too high, concentrate on the bottom half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If it is too low, concentrate on the top half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eat until you have found the value, or established it is not pres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Binary Search</text:p>
          </draw:text-box>
        </draw:frame>
        <draw:frame presentation:style-name="pr7" draw:layer="layout" svg:width="23.911cm" svg:height="14.955cm" svg:x="2.058cm" svg:y="4.442cm" presentation:class="outline" presentation:user-transformed="true">
          <draw:text-box>
            <text:list text:style-name="L2">
              <text:list-item>
                <text:p text:style-name="P5">Algorithm is <text:span text:style-name="T13">O(log(n))</text:span>.</text:p>
              </text:list-item>
            </text:list>
            <text:list text:style-name="L2">
              <text:list-item>
                <text:list>
                  <text:list-item>
                    <text:p text:style-name="P6">However, since the algorithm is so simple, it often beats O(1) algorithms.</text:p>
                  </text:list-item>
                </text:list>
              </text:list-item>
            </text:list>
            <text:list text:style-name="L2">
              <text:list-item>
                <text:p text:style-name="P5">You don't need to implement your own binary search algorithm.</text:p>
              </text:list-item>
            </text:list>
            <text:list text:style-name="L2">
              <text:list-item>
                <text:list>
                  <text:list-item>
                    <text:p text:style-name="P6">Use java.util.Arrays.binarySearch()</text:p>
                  </text:list-item>
                </text:list>
              </text:list-item>
            </text:list>
            <text:list text:style-name="L2">
              <text:list-item>
                <text:p text:style-name="P5">Updating the array is a pain, as it is sorted.</text:p>
              </text:list-item>
            </text:list>
            <text:list text:style-name="L2">
              <text:list-item>
                <text:p text:style-name="P5">An array has zero indexing overhead, compared to other data structure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Tree Search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n extension of the linked<text:line-break/>list is for the nodes to have<text:line-break/>more than one reference to<text:line-break/>other nodes, creating a tree.</text:p>
              </text:list-item>
            </text:list>
            <text:list text:style-name="L2">
              <text:list-item>
                <text:list>
                  <text:list-item>
                    <text:p text:style-name="P6">Create some rule that<text:line-break/>distinguishes between the<text:line-break/>different referen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example, in this tree, the left reference points to lower key values, and the right reference points to higher key valu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arches are <text:span text:style-name="T13">O(log(n))</text:span> instead of <text:span text:style-name="T13">O(n)</text:span>.</text:p>
                  </text:list-item>
                </text:list>
              </text:list-item>
            </text:list>
          </draw:text-box>
        </draw:frame>
        <draw:custom-shape draw:style-name="gr19" draw:text-style-name="P11" draw:id="id36" draw:layer="layout" svg:width="1.3cm" svg:height="1.3cm" svg:x="20.592cm" svg:y="6.876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2" draw:id="id35" draw:layer="layout" svg:width="2.362cm" svg:height="1.238cm" svg:x="20.046cm" svg:y="4.564cm">
          <text:p text:style-name="P11">Roo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id="id37" draw:layer="layout" svg:width="1.3cm" svg:height="1.3cm" svg:x="18.95cm" svg:y="11.319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11" draw:id="id38" draw:layer="layout" svg:width="1.3cm" svg:height="1.3cm" svg:x="21.312cm" svg:y="9.48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2" draw:layer="layout" draw:type="line" svg:x1="21.226cm" svg:y1="5.802cm" svg:x2="21.241cm" svg:y2="6.876cm" draw:start-shape="id35" draw:start-glue-point="6" draw:end-shape="id36" draw:end-glue-point="4" svg:d="m21226 5802 15 1074">
          <text:p text:style-name="P1"/>
        </draw:connector>
        <draw:connector draw:style-name="gr4" draw:text-style-name="P12" draw:layer="layout" draw:type="line" svg:x1="20.781cm" svg:y1="7.985cm" svg:x2="19.599cm" svg:y2="11.319cm" draw:start-shape="id36" draw:start-glue-point="7" draw:end-shape="id37" draw:end-glue-point="4" svg:d="m20781 7985-1182 3334">
          <text:p text:style-name="P1"/>
        </draw:connector>
        <draw:connector draw:style-name="gr4" draw:text-style-name="P12" draw:layer="layout" draw:type="line" svg:x1="21.701cm" svg:y1="7.985cm" svg:x2="21.961cm" svg:y2="9.485cm" draw:start-shape="id36" draw:start-glue-point="9" draw:end-shape="id38" draw:end-glue-point="4" svg:d="m21701 7985 260 1500">
          <text:p text:style-name="P1"/>
        </draw:connector>
        <draw:custom-shape draw:style-name="gr3" draw:text-style-name="P12" draw:id="id39" draw:layer="layout" svg:width="3.455cm" svg:height="0.95cm" svg:x="23.618cm" svg:y="7.056cm">
          <text:p text:style-name="P11">Fred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1.892cm" svg:y1="7.525cm" svg:x2="23.618cm" svg:y2="7.531cm" draw:start-shape="id36" draw:start-glue-point="10" draw:end-shape="id39" draw:end-glue-point="3" svg:d="m21892 7525 1726 6">
          <text:p text:style-name="P1"/>
        </draw:connector>
        <draw:custom-shape draw:style-name="gr3" draw:text-style-name="P12" draw:id="id40" draw:layer="layout" svg:width="3.455cm" svg:height="0.95cm" svg:x="21.977cm" svg:y="11.499cm">
          <text:p text:style-name="P11">Bob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0.25cm" svg:y1="11.968cm" svg:x2="21.977cm" svg:y2="11.974cm" draw:start-shape="id37" draw:start-glue-point="10" draw:end-shape="id40" draw:end-glue-point="3" svg:d="m20250 11968 1727 6">
          <text:p text:style-name="P1"/>
        </draw:connector>
        <draw:custom-shape draw:style-name="gr3" draw:text-style-name="P12" draw:id="id41" draw:layer="layout" svg:width="3.455cm" svg:height="0.95cm" svg:x="24.339cm" svg:y="9.665cm">
          <text:p text:style-name="P11">Albert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2.612cm" svg:y1="10.134cm" svg:x2="24.339cm" svg:y2="10.14cm" draw:start-shape="id38" draw:start-glue-point="10" draw:end-shape="id41" draw:end-glue-point="3" svg:d="m22612 10134 1727 6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Tree Search</text:p>
          </draw:text-box>
        </draw:frame>
        <draw:frame presentation:style-name="pr7" draw:layer="layout" svg:width="23.911cm" svg:height="14.864cm" svg:x="2.058cm" svg:y="4.442cm" presentation:class="outline" presentation:user-transformed="true">
          <draw:text-box>
            <text:list text:style-name="L2">
              <text:list-item>
                <text:p text:style-name="P5">Many types of trees exist, with their advantages and disadvantages.</text:p>
              </text:list-item>
            </text:list>
            <text:list text:style-name="L2">
              <text:list-item>
                <text:list>
                  <text:list-item>
                    <text:p text:style-name="P6">It is important to keep your trees balanced, or the <text:span text:style-name="T13">O(log(n))</text:span> behaviour could degenerate into <text:span text:style-name="T13">O(n)</text:span>.</text:p>
                  </text:list-item>
                </text:list>
              </text:list-item>
            </text:list>
            <text:list text:style-name="L2">
              <text:list-item>
                <text:p text:style-name="P5">java.util.TreeMap and java.util.TreeSet are good implementations of red-black trees.</text:p>
              </text:list-item>
            </text:list>
            <text:list text:style-name="L2">
              <text:list-item>
                <text:list>
                  <text:list-item>
                    <text:p text:style-name="P6">An additional advantage of a tree is that it can be traversed to return the elements sor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Hash Search</text:p>
          </draw:text-box>
        </draw:frame>
        <draw:frame presentation:style-name="pr7" draw:layer="layout" svg:width="23.911cm" svg:height="14.626cm" svg:x="2.058cm" svg:y="4.442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'Bitstream Vera Sans'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'Bitstream Vera Sans'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'Bitstream Vera Sans'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'Bitstream Vera Sans'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'Bitstream Vera Sans'" style:font-family-generic="swiss" style:font-pitch="variable"/>
    </style:style>
    <style:style style:name="T1" style:family="text">
      <style:text-properties fo:font-family="'Bitstream Vera Sans'" style:font-family-generic="swiss" style:font-pitch="variable" fo:font-size="8pt"/>
    </style:style>
    <style:style style:name="T2" style:family="text">
      <style:text-properties fo:font-family="'Bitstream Vera Sans'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office:forms form:automatic-focus="false" form:apply-design-mode="false"/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279cm" svg:height="0.331cm" svg:x="1.104cm" svg:y="0.25cm">
        <draw:text-box>
          <text:p text:style-name="P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33cm" svg:x="1.021cm" svg:y="20.34cm">
        <draw:text-box>
          <text:p text:style-name="P1"><text:span text:style-name="T1">Matthew Wakeling – Performance Engineering From Scratch</text:span></text:p>
        </draw:text-box>
      </draw:frame>
      <draw:frame draw:style-name="gr3" draw:text-style-name="P14" draw:layer="backgroundobjects" svg:width="2.368cm" svg:height="0.331cm" svg:x="25.002cm" svg:y="20.384cm">
        <draw:text-box>
          <text:p text:style-name="P13"><text:span text:style-name="T1">Slide </text:span><text:span text:style-name="T1"><text:page-number>59</text:page-number></text:span></text:p>
        </draw:text-box>
      </draw:frame>
      <draw:frame draw:style-name="gr4" draw:text-style-name="P15" draw:layer="backgroundobjects" svg:width="5.41cm" svg:height="0.331cm" svg:x="21.982cm" svg:y="0.249cm">
        <draw:text-box>
          <text:p text:style-name="P13"><text:span text:style-name="T2">© Copyright 2008, Matthew Wakeling</text:span></text:p>
        </draw:text-box>
      </draw:frame>
      <presentation:notes style:page-layout-name="PM2">
        <office:forms form:automatic-focus="false" form:apply-design-mode="false"/>
        <draw:page-thumbnail presentation:style-name="CSS2008OpenOffice-title" draw:layer="backgroundobjects" svg:width="12.767cm" svg:height="9.575cm" svg:x="4.411cm" svg:y="2.794cm" presentation:class="page"/>
        <draw:frame presentation:style-name="CSS2008OpenOffic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7-17T12:27:21</meta:creation-date>
    <dc:creator>Matthew Wakeling</dc:creator>
    <dc:date>2008-07-22T18:37:32</dc:date>
    <meta:editing-cycles>20</meta:editing-cycles>
    <meta:editing-duration>P5DT4H57M32S</meta:editing-duration>
    <meta:user-defined meta:name="Info 1"/>
    <meta:user-defined meta:name="Info 2"/>
    <meta:user-defined meta:name="Info 3"/>
    <meta:user-defined meta:name="Info 4"/>
    <meta:document-statistic meta:object-count="4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5.43377256393433pt" style:font-size-asian="5.43377256393433pt" style:font-size-complex="5.4337725639343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minimum="10000" chart:maximum="2300000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6.11299419403076pt" style:font-size-asian="6.11299419403076pt" style:font-size-complex="6.11299419403076pt"/>
    </style:style>
    <style:style style:name="ch6" style:family="chart" style:data-style-name="N0">
      <style:chart-properties chart:display-label="true" chart:logarithmic="false" chart:minimum="0" chart:maximum="11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6.11299419403076pt" style:font-size-asian="6.11299419403076pt" style:font-size-complex="6.11299419403076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511cm" svg:height="14.066cm" chart:class="chart:scatter" chart:style-name="ch1">
        <chart:legend chart:legend-position="end" svg:x="24.12cm" svg:y="6.516cm" chart:style-name="ch2"/>
        <chart:plot-area chart:style-name="ch3" chart:data-source-has-labels="both" svg:x="0.841cm" svg:y="0.281cm" svg:width="22.749cm" svg:height="13.077cm">
          <chart:axis chart:dimension="x" chart:name="primary-x" chart:style-name="ch4">
            <chart:title svg:x="11.828cm" svg:y="13.225cm" chart:style-name="ch5">
              <text:p>Data size (bytes)</text:p>
            </chart:title>
            <chart:categories table:cell-range-address="local-table.$A$2:.$A$121"/>
          </chart:axis>
          <chart:axis chart:dimension="y" chart:name="primary-y" chart:style-name="ch6">
            <chart:title svg:x="0.532cm" svg:y="6.848cm" chart:style-name="ch7">
              <text:p>Time</text:p>
            </chart:title>
            <chart:grid chart:style-name="ch8" chart:class="major"/>
          </chart:axis>
          <chart:series chart:style-name="ch9" chart:values-cell-range-address="local-table.$C$2:.$C$121" chart:label-cell-address="local-table.$C$1" chart:class="chart:scatter">
            <chart:domain table:cell-range-address="local-table.$B$2:.$B$121"/>
            <chart:data-point chart:repeated="120"/>
          </chart:series>
          <chart:series chart:style-name="ch10" chart:values-cell-range-address="local-table.$D$2:.$D$121" chart:label-cell-address="local-table.$D$1" chart:class="chart:scatter">
            <chart:data-point chart:repeated="120"/>
          </chart:series>
          <chart:series chart:style-name="ch11" chart:values-cell-range-address="local-table.$E$2:.$E$121" chart:label-cell-address="local-table.$E$1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ragorn</text:p>
              </table:table-cell>
              <table:table-cell office:value-type="string">
                <text:p>Ben</text:p>
              </table:table-cell>
              <table:table-cell office:value-type="string">
                <text:p>Mer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25">
                <text:p>725</text:p>
              </table:table-cell>
              <table:table-cell office:value-type="float" office:value="698">
                <text:p>69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39">
                <text:p>639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17">
                <text:p>717</text:p>
              </table:table-cell>
              <table:table-cell office:value-type="float" office:value="691">
                <text:p>691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41">
                <text:p>641</text:p>
              </table:table-cell>
              <table:table-cell office:value-type="float" office:value="1032">
                <text:p>1032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32">
                <text:p>632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28">
                <text:p>628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627">
                <text:p>627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27">
                <text:p>627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26">
                <text:p>626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">
                <text:p>104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  <table:table-cell office:value-type="float" office:value="626">
                <text:p>626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">
                <text:p>14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">
                <text:p>176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">
                <text:p>20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">
                <text:p>288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">
                <text:p>340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8">
                <text:p>468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8">
                <text:p>548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0">
                <text:p>640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8">
                <text:p>74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6">
                <text:p>876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4">
                <text:p>1024</text:p>
              </table:table-cell>
              <table:table-cell office:value-type="float" office:value="702">
                <text:p>702</text:p>
              </table:table-cell>
              <table:table-cell office:value-type="float" office:value="692">
                <text:p>69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6">
                <text:p>119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6">
                <text:p>1396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2">
                <text:p>1632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8">
                <text:p>1908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8">
                <text:p>2228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0">
                <text:p>2600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6">
                <text:p>303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44">
                <text:p>3544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6">
                <text:p>413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28">
                <text:p>4828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36">
                <text:p>563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6">
                <text:p>657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76">
                <text:p>767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56">
                <text:p>895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52">
                <text:p>10452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96">
                <text:p>1219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32">
                <text:p>14232</text:p>
              </table:table-cell>
              <table:table-cell office:value-type="float" office:value="584">
                <text:p>584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08">
                <text:p>16608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80">
                <text:p>19380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12">
                <text:p>22612</text:p>
              </table:table-cell>
              <table:table-cell office:value-type="float" office:value="584">
                <text:p>584</text:p>
              </table:table-cell>
              <table:table-cell office:value-type="float" office:value="1032">
                <text:p>103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384">
                <text:p>26384</text:p>
              </table:table-cell>
              <table:table-cell office:value-type="float" office:value="585">
                <text:p>58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784">
                <text:p>30784</text:p>
              </table:table-cell>
              <table:table-cell office:value-type="float" office:value="584">
                <text:p>584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16">
                <text:p>35916</text:p>
              </table:table-cell>
              <table:table-cell office:value-type="float" office:value="591">
                <text:p>591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904">
                <text:p>41904</text:p>
              </table:table-cell>
              <table:table-cell office:value-type="float" office:value="599">
                <text:p>599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892">
                <text:p>48892</text:p>
              </table:table-cell>
              <table:table-cell office:value-type="float" office:value="605">
                <text:p>60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44">
                <text:p>57044</text:p>
              </table:table-cell>
              <table:table-cell office:value-type="float" office:value="610">
                <text:p>610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552">
                <text:p>66552</text:p>
              </table:table-cell>
              <table:table-cell office:value-type="float" office:value="614">
                <text:p>61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648">
                <text:p>77648</text:p>
              </table:table-cell>
              <table:table-cell office:value-type="float" office:value="618">
                <text:p>618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592">
                <text:p>90592</text:p>
              </table:table-cell>
              <table:table-cell office:value-type="float" office:value="621">
                <text:p>621</text:p>
              </table:table-cell>
              <table:table-cell office:value-type="float" office:value="1031">
                <text:p>103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692">
                <text:p>105692</text:p>
              </table:table-cell>
              <table:table-cell office:value-type="float" office:value="624">
                <text:p>624</text:p>
              </table:table-cell>
              <table:table-cell office:value-type="float" office:value="1032">
                <text:p>103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308">
                <text:p>123308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3860">
                <text:p>143860</text:p>
              </table:table-cell>
              <table:table-cell office:value-type="float" office:value="629">
                <text:p>629</text:p>
              </table:table-cell>
              <table:table-cell office:value-type="float" office:value="1031">
                <text:p>103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840">
                <text:p>167840</text:p>
              </table:table-cell>
              <table:table-cell office:value-type="float" office:value="630">
                <text:p>630</text:p>
              </table:table-cell>
              <table:table-cell office:value-type="float" office:value="1032">
                <text:p>103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16">
                <text:p>195816</text:p>
              </table:table-cell>
              <table:table-cell office:value-type="float" office:value="632">
                <text:p>632</text:p>
              </table:table-cell>
              <table:table-cell office:value-type="float" office:value="1031">
                <text:p>103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456">
                <text:p>228456</text:p>
              </table:table-cell>
              <table:table-cell office:value-type="float" office:value="632">
                <text:p>632</text:p>
              </table:table-cell>
              <table:table-cell office:value-type="float" office:value="1032">
                <text:p>103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6536">
                <text:p>266536</text:p>
              </table:table-cell>
              <table:table-cell office:value-type="float" office:value="607">
                <text:p>607</text:p>
              </table:table-cell>
              <table:table-cell office:value-type="float" office:value="1032">
                <text:p>1032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960">
                <text:p>310960</text:p>
              </table:table-cell>
              <table:table-cell office:value-type="float" office:value="608">
                <text:p>608</text:p>
              </table:table-cell>
              <table:table-cell office:value-type="float" office:value="1032">
                <text:p>103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2788">
                <text:p>362788</text:p>
              </table:table-cell>
              <table:table-cell office:value-type="float" office:value="609">
                <text:p>609</text:p>
              </table:table-cell>
              <table:table-cell office:value-type="float" office:value="1032">
                <text:p>103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3256">
                <text:p>423256</text:p>
              </table:table-cell>
              <table:table-cell office:value-type="float" office:value="610">
                <text:p>610</text:p>
              </table:table-cell>
              <table:table-cell office:value-type="float" office:value="1032">
                <text:p>1032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3800">
                <text:p>493800</text:p>
              </table:table-cell>
              <table:table-cell office:value-type="float" office:value="612">
                <text:p>612</text:p>
              </table:table-cell>
              <table:table-cell office:value-type="float" office:value="1093">
                <text:p>109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6104">
                <text:p>576104</text:p>
              </table:table-cell>
              <table:table-cell office:value-type="float" office:value="611">
                <text:p>611</text:p>
              </table:table-cell>
              <table:table-cell office:value-type="float" office:value="1118">
                <text:p>111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2124">
                <text:p>672124</text:p>
              </table:table-cell>
              <table:table-cell office:value-type="float" office:value="614">
                <text:p>614</text:p>
              </table:table-cell>
              <table:table-cell office:value-type="float" office:value="1147">
                <text:p>1147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4148">
                <text:p>784148</text:p>
              </table:table-cell>
              <table:table-cell office:value-type="float" office:value="616">
                <text:p>616</text:p>
              </table:table-cell>
              <table:table-cell office:value-type="float" office:value="1165">
                <text:p>1165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4840">
                <text:p>914840</text:p>
              </table:table-cell>
              <table:table-cell office:value-type="float" office:value="618">
                <text:p>618</text:p>
              </table:table-cell>
              <table:table-cell office:value-type="float" office:value="1222">
                <text:p>122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7316">
                <text:p>1067316</text:p>
              </table:table-cell>
              <table:table-cell office:value-type="float" office:value="622">
                <text:p>622</text:p>
              </table:table-cell>
              <table:table-cell office:value-type="float" office:value="1302">
                <text:p>1302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45204">
                <text:p>1245204</text:p>
              </table:table-cell>
              <table:table-cell office:value-type="float" office:value="640">
                <text:p>640</text:p>
              </table:table-cell>
              <table:table-cell office:value-type="float" office:value="1449">
                <text:p>1449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2740">
                <text:p>1452740</text:p>
              </table:table-cell>
              <table:table-cell office:value-type="float" office:value="656">
                <text:p>656</text:p>
              </table:table-cell>
              <table:table-cell office:value-type="float" office:value="1739">
                <text:p>1739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864">
                <text:p>1694864</text:p>
              </table:table-cell>
              <table:table-cell office:value-type="float" office:value="674">
                <text:p>674</text:p>
              </table:table-cell>
              <table:table-cell office:value-type="float" office:value="2021">
                <text:p>2021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7344">
                <text:p>1977344</text:p>
              </table:table-cell>
              <table:table-cell office:value-type="float" office:value="705">
                <text:p>705</text:p>
              </table:table-cell>
              <table:table-cell office:value-type="float" office:value="2267">
                <text:p>2267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06904">
                <text:p>2306904</text:p>
              </table:table-cell>
              <table:table-cell office:value-type="float" office:value="725">
                <text:p>725</text:p>
              </table:table-cell>
              <table:table-cell office:value-type="float" office:value="2562">
                <text:p>2562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1392">
                <text:p>2691392</text:p>
              </table:table-cell>
              <table:table-cell office:value-type="float" office:value="758">
                <text:p>758</text:p>
              </table:table-cell>
              <table:table-cell office:value-type="float" office:value="2856">
                <text:p>2856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39960">
                <text:p>3139960</text:p>
              </table:table-cell>
              <table:table-cell office:value-type="float" office:value="841">
                <text:p>841</text:p>
              </table:table-cell>
              <table:table-cell office:value-type="float" office:value="3123">
                <text:p>3123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63288">
                <text:p>3663288</text:p>
              </table:table-cell>
              <table:table-cell office:value-type="float" office:value="944">
                <text:p>944</text:p>
              </table:table-cell>
              <table:table-cell office:value-type="float" office:value="3314">
                <text:p>3314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3840">
                <text:p>4273840</text:p>
              </table:table-cell>
              <table:table-cell office:value-type="float" office:value="1118">
                <text:p>1118</text:p>
              </table:table-cell>
              <table:table-cell office:value-type="float" office:value="3488">
                <text:p>3488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86148">
                <text:p>4986148</text:p>
              </table:table-cell>
              <table:table-cell office:value-type="float" office:value="1319">
                <text:p>1319</text:p>
              </table:table-cell>
              <table:table-cell office:value-type="float" office:value="3638">
                <text:p>3638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17176">
                <text:p>5817176</text:p>
              </table:table-cell>
              <table:table-cell office:value-type="float" office:value="1531">
                <text:p>1531</text:p>
              </table:table-cell>
              <table:table-cell office:value-type="float" office:value="3761">
                <text:p>3761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86708">
                <text:p>6786708</text:p>
              </table:table-cell>
              <table:table-cell office:value-type="float" office:value="1726">
                <text:p>1726</text:p>
              </table:table-cell>
              <table:table-cell office:value-type="float" office:value="3869">
                <text:p>386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17828">
                <text:p>7917828</text:p>
              </table:table-cell>
              <table:table-cell office:value-type="float" office:value="1905">
                <text:p>1905</text:p>
              </table:table-cell>
              <table:table-cell office:value-type="float" office:value="3957">
                <text:p>3957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37468">
                <text:p>9237468</text:p>
              </table:table-cell>
              <table:table-cell office:value-type="float" office:value="2063">
                <text:p>2063</text:p>
              </table:table-cell>
              <table:table-cell office:value-type="float" office:value="4032">
                <text:p>4032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77048">
                <text:p>10777048</text:p>
              </table:table-cell>
              <table:table-cell office:value-type="float" office:value="2203">
                <text:p>2203</text:p>
              </table:table-cell>
              <table:table-cell office:value-type="float" office:value="4093">
                <text:p>4093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73224">
                <text:p>12573224</text:p>
              </table:table-cell>
              <table:table-cell office:value-type="float" office:value="2328">
                <text:p>2328</text:p>
              </table:table-cell>
              <table:table-cell office:value-type="float" office:value="4146">
                <text:p>4146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68764">
                <text:p>14668764</text:p>
              </table:table-cell>
              <table:table-cell office:value-type="float" office:value="2433">
                <text:p>2433</text:p>
              </table:table-cell>
              <table:table-cell office:value-type="float" office:value="4195">
                <text:p>4195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13560">
                <text:p>17113560</text:p>
              </table:table-cell>
              <table:table-cell office:value-type="float" office:value="2528">
                <text:p>2528</text:p>
              </table:table-cell>
              <table:table-cell office:value-type="float" office:value="4233">
                <text:p>4233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65824">
                <text:p>19965824</text:p>
              </table:table-cell>
              <table:table-cell office:value-type="float" office:value="2608">
                <text:p>2608</text:p>
              </table:table-cell>
              <table:table-cell office:value-type="float" office:value="4263">
                <text:p>4263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93464">
                <text:p>23293464</text:p>
              </table:table-cell>
              <table:table-cell office:value-type="float" office:value="2680">
                <text:p>2680</text:p>
              </table:table-cell>
              <table:table-cell office:value-type="float" office:value="4293">
                <text:p>4293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175712">
                <text:p>27175712</text:p>
              </table:table-cell>
              <table:table-cell office:value-type="float" office:value="2738">
                <text:p>2738</text:p>
              </table:table-cell>
              <table:table-cell office:value-type="float" office:value="4314">
                <text:p>4314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05000">
                <text:p>31705000</text:p>
              </table:table-cell>
              <table:table-cell office:value-type="float" office:value="2795">
                <text:p>2795</text:p>
              </table:table-cell>
              <table:table-cell office:value-type="float" office:value="4343">
                <text:p>4343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89168">
                <text:p>36989168</text:p>
              </table:table-cell>
              <table:table-cell office:value-type="float" office:value="2841">
                <text:p>2841</text:p>
              </table:table-cell>
              <table:table-cell office:value-type="float" office:value="4356">
                <text:p>4356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154032">
                <text:p>43154032</text:p>
              </table:table-cell>
              <table:table-cell office:value-type="float" office:value="2876">
                <text:p>2876</text:p>
              </table:table-cell>
              <table:table-cell office:value-type="float" office:value="4380">
                <text:p>4380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346372">
                <text:p>50346372</text:p>
              </table:table-cell>
              <table:table-cell office:value-type="float" office:value="2917">
                <text:p>2917</text:p>
              </table:table-cell>
              <table:table-cell office:value-type="float" office:value="4441">
                <text:p>4441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737436">
                <text:p>58737436</text:p>
              </table:table-cell>
              <table:table-cell office:value-type="float" office:value="2947">
                <text:p>2947</text:p>
              </table:table-cell>
              <table:table-cell office:value-type="float" office:value="4506">
                <text:p>4506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527012">
                <text:p>68527012</text:p>
              </table:table-cell>
              <table:table-cell office:value-type="float" office:value="2984">
                <text:p>2984</text:p>
              </table:table-cell>
              <table:table-cell office:value-type="float" office:value="4574">
                <text:p>4574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948184">
                <text:p>79948184</text:p>
              </table:table-cell>
              <table:table-cell office:value-type="float" office:value="3027">
                <text:p>3027</text:p>
              </table:table-cell>
              <table:table-cell office:value-type="float" office:value="4657">
                <text:p>4657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272884">
                <text:p>93272884</text:p>
              </table:table-cell>
              <table:table-cell office:value-type="float" office:value="3071">
                <text:p>3071</text:p>
              </table:table-cell>
              <table:table-cell office:value-type="float" office:value="4739">
                <text:p>4739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818368">
                <text:p>108818368</text:p>
              </table:table-cell>
              <table:table-cell office:value-type="float" office:value="3116">
                <text:p>3116</text:p>
              </table:table-cell>
              <table:table-cell office:value-type="float" office:value="4842">
                <text:p>4842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954764">
                <text:p>126954764</text:p>
              </table:table-cell>
              <table:table-cell office:value-type="float" office:value="3158">
                <text:p>3158</text:p>
              </table:table-cell>
              <table:table-cell office:value-type="float" office:value="4945">
                <text:p>4945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113892">
                <text:p>148113892</text:p>
              </table:table-cell>
              <table:table-cell office:value-type="float" office:value="3207">
                <text:p>3207</text:p>
              </table:table-cell>
              <table:table-cell office:value-type="float" office:value="5079">
                <text:p>5079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799544">
                <text:p>172799544</text:p>
              </table:table-cell>
              <table:table-cell office:value-type="float" office:value="3264">
                <text:p>3264</text:p>
              </table:table-cell>
              <table:table-cell office:value-type="float" office:value="5221">
                <text:p>5221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1599472">
                <text:p>201599472</text:p>
              </table:table-cell>
              <table:table-cell office:value-type="float" office:value="3306">
                <text:p>3306</text:p>
              </table:table-cell>
              <table:table-cell office:value-type="float" office:value="5398">
                <text:p>5398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5199388">
                <text:p>235199388</text:p>
              </table:table-cell>
              <table:table-cell office:value-type="float" office:value="3368">
                <text:p>3368</text:p>
              </table:table-cell>
              <table:table-cell office:value-type="float" office:value="5617">
                <text:p>5617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4399288">
                <text:p>274399288</text:p>
              </table:table-cell>
              <table:table-cell office:value-type="float" office:value="3417">
                <text:p>3417</text:p>
              </table:table-cell>
              <table:table-cell office:value-type="float" office:value="5817">
                <text:p>5817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0132504">
                <text:p>320132504</text:p>
              </table:table-cell>
              <table:table-cell office:value-type="float" office:value="3492">
                <text:p>3492</text:p>
              </table:table-cell>
              <table:table-cell office:value-type="float" office:value="6758">
                <text:p>6758</text:p>
              </table:table-cell>
              <table:table-cell office:value-type="float" office:value="7299">
                <text:p>7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3487924">
                <text:p>373487924</text:p>
              </table:table-cell>
              <table:table-cell office:value-type="float" office:value="3570">
                <text:p>3570</text:p>
              </table:table-cell>
              <table:table-cell office:value-type="float" office:value="7872">
                <text:p>7872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5735912">
                <text:p>435735912</text:p>
              </table:table-cell>
              <table:table-cell office:value-type="float" office:value="3646">
                <text:p>3646</text:p>
              </table:table-cell>
              <table:table-cell office:value-type="float" office:value="8102">
                <text:p>8102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8358568">
                <text:p>508358568</text:p>
              </table:table-cell>
              <table:table-cell office:value-type="float" office:value="3730">
                <text:p>3730</text:p>
              </table:table-cell>
              <table:table-cell office:value-type="float" office:value="8355">
                <text:p>8355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3085000">
                <text:p>593085000</text:p>
              </table:table-cell>
              <table:table-cell office:value-type="float" office:value="3804">
                <text:p>3804</text:p>
              </table:table-cell>
              <table:table-cell office:value-type="float" office:value="8533">
                <text:p>8533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1932504">
                <text:p>691932504</text:p>
              </table:table-cell>
              <table:table-cell office:value-type="float" office:value="3904">
                <text:p>3904</text:p>
              </table:table-cell>
              <table:table-cell office:value-type="float" office:value="8725">
                <text:p>8725</text:p>
              </table:table-cell>
              <table:table-cell office:value-type="float" office:value="8663">
                <text:p>8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7254592">
                <text:p>807254592</text:p>
              </table:table-cell>
              <table:table-cell office:value-type="float" office:value="4025">
                <text:p>4025</text:p>
              </table:table-cell>
              <table:table-cell office:value-type="float" office:value="8943">
                <text:p>8943</text:p>
              </table:table-cell>
              <table:table-cell office:value-type="float" office:value="17079">
                <text:p>170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1797028">
                <text:p>941797028</text:p>
              </table:table-cell>
              <table:table-cell office:value-type="float" office:value="4095">
                <text:p>4095</text:p>
              </table:table-cell>
              <table:table-cell office:value-type="float" office:value="9021">
                <text:p>9021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98763200">
                <text:p>1098763200</text:p>
              </table:table-cell>
              <table:table-cell office:value-type="float" office:value="4273">
                <text:p>4273</text:p>
              </table:table-cell>
              <table:table-cell office:value-type="float" office:value="9313">
                <text:p>93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1890404">
                <text:p>1281890404</text:p>
              </table:table-cell>
              <table:table-cell office:value-type="float" office:value="4368">
                <text:p>4368</text:p>
              </table:table-cell>
              <table:table-cell office:value-type="float" office:value="9179">
                <text:p>91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5538808">
                <text:p>1495538808</text:p>
              </table:table-cell>
              <table:table-cell office:value-type="float" office:value="4494">
                <text:p>4494</text:p>
              </table:table-cell>
              <table:table-cell office:value-type="float" office:value="9106">
                <text:p>91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44795280">
                <text:p>1744795280</text:p>
              </table:table-cell>
              <table:table-cell office:value-type="float" office:value="4668">
                <text:p>4668</text:p>
              </table:table-cell>
              <table:table-cell office:value-type="float" office:value="9096">
                <text:p>90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35594496">
                <text:p>2035594496</text:p>
              </table:table-cell>
              <table:table-cell office:value-type="float" office:value="4658">
                <text:p>4658</text:p>
              </table:table-cell>
              <table:table-cell office:value-type="float" office:value="8735">
                <text:p>873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5.85508012771606pt" style:font-size-asian="5.85508012771606pt" style:font-size-complex="5.85508012771606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false" chart:logarithmic="false" chart:maximum="0.00045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6.841cm" svg:height="16.272cm" chart:class="chart:scatter" chart:style-name="ch1">
        <chart:legend chart:legend-position="end" svg:x="24.695cm" svg:y="6.442cm" chart:style-name="ch2"/>
        <chart:plot-area chart:style-name="ch3" chart:data-source-has-labels="both" svg:x="0.535cm" svg:y="0.324cm" svg:width="23.622cm" svg:height="15.29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series chart:style-name="ch10" chart:values-cell-range-address="local-table.$F$2:.$F$11" chart:label-cell-address="local-table.$F$1" chart:class="chart:scatter">
            <chart:data-point chart:repeated="10"/>
          </chart:series>
          <chart:series chart:style-name="ch11" chart:values-cell-range-address="local-table.$G$2:.$G$11" chart:label-cell-address="local-table.$G$1" chart:class="chart:scatter">
            <chart:data-point chart:repeated="10"/>
          </chart:series>
          <chart:series chart:style-name="ch12" chart:values-cell-range-address="local-table.$H$2:.$H$11" chart:label-cell-address="local-table.$H$1" chart:class="chart:scatter">
            <chart:data-point chart:repeated="10"/>
          </chart:series>
          <chart:series chart:style-name="ch13" chart:values-cell-range-address="local-table.$I$2:.$I$11" chart:label-cell-address="local-table.$I$1" chart:class="chart:scatter">
            <chart:data-point chart:repeated="10"/>
          </chart:series>
          <chart:series chart:style-name="ch14" chart:values-cell-range-address="local-table.$J$2:.$J$11" chart:label-cell-address="local-table.$J$1" chart:class="chart:scatter">
            <chart:data-point chart:repeated="10"/>
          </chart:series>
          <chart:series chart:style-name="ch15" chart:values-cell-range-address="local-table.$K$2:.$K$11" chart:label-cell-address="local-table.$K$1" chart:class="chart:scatter">
            <chart:data-point chart:repeated="10"/>
          </chart:series>
          <chart:series chart:style-name="ch16" chart:values-cell-range-address="local-table.$L$2:.$L$11" chart:label-cell-address="local-table.$L$1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Arrays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QuickH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7145">
                <text:p>0.000007145</text:p>
              </table:table-cell>
              <table:table-cell office:value-type="float" office:value="0.000007245">
                <text:p>0.000007245</text:p>
              </table:table-cell>
              <table:table-cell office:value-type="float" office:value="0.00000717">
                <text:p>0.00000717</text:p>
              </table:table-cell>
              <table:table-cell office:value-type="float" office:value="0.00001261">
                <text:p>0.00001261</text:p>
              </table:table-cell>
              <table:table-cell office:value-type="float" office:value="0.000007065">
                <text:p>0.000007065</text:p>
              </table:table-cell>
              <table:table-cell office:value-type="float" office:value="0.00000846">
                <text:p>0.00000846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0001162">
                <text:p>0.00001162</text:p>
              </table:table-cell>
              <table:table-cell office:value-type="float" office:value="0.00001742">
                <text:p>0.00001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036">
                <text:p>0.00002036</text:p>
              </table:table-cell>
              <table:table-cell office:value-type="float" office:value="0.00002336">
                <text:p>0.000023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0.00007228">
                <text:p>0.00007228</text:p>
              </table:table-cell>
              <table:table-cell office:value-type="float" office:value="0.00002194">
                <text:p>0.00002194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2026">
                <text:p>0.00002026</text:p>
              </table:table-cell>
              <table:table-cell office:value-type="float" office:value="0.00002752">
                <text:p>0.00002752</text:p>
              </table:table-cell>
              <table:table-cell office:value-type="float" office:value="0.00003166">
                <text:p>0.0000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675">
                <text:p>0.00003675</text:p>
              </table:table-cell>
              <table:table-cell office:value-type="float" office:value="0.00003555">
                <text:p>0.00003555</text:p>
              </table:table-cell>
              <table:table-cell office:value-type="float" office:value="0.00004435">
                <text:p>0.00004435</text:p>
              </table:table-cell>
              <table:table-cell office:value-type="float" office:value="0.0000521">
                <text:p>0.0000521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4095">
                <text:p>0.00004095</text:p>
              </table:table-cell>
              <table:table-cell office:value-type="float" office:value="0.00008695">
                <text:p>0.00008695</text:p>
              </table:table-cell>
              <table:table-cell office:value-type="float" office:value="0.000036575">
                <text:p>0.000036575</text:p>
              </table:table-cell>
              <table:table-cell office:value-type="float" office:value="0.00004845">
                <text:p>0.00004845</text:p>
              </table:table-cell>
              <table:table-cell office:value-type="float" office:value="0.0000525">
                <text:p>0.000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684">
                <text:p>0.0000684</text:p>
              </table:table-cell>
              <table:table-cell office:value-type="float" office:value="0.0000855">
                <text:p>0.0000855</text:p>
              </table:table-cell>
              <table:table-cell office:value-type="float" office:value="0.00012355">
                <text:p>0.00012355</text:p>
              </table:table-cell>
              <table:table-cell office:value-type="float" office:value="0.0000668">
                <text:p>0.0000668</text:p>
              </table:table-cell>
              <table:table-cell office:value-type="float" office:value="0.0001406">
                <text:p>0.0001406</text:p>
              </table:table-cell>
              <table:table-cell office:value-type="float" office:value="0.0000551">
                <text:p>0.0000551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07705">
                <text:p>0.0000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894">
                <text:p>0.0000894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274">
                <text:p>0.0001274</text:p>
              </table:table-cell>
              <table:table-cell office:value-type="float" office:value="0.0001497">
                <text:p>0.0001497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1699">
                <text:p>0.0001699</text:p>
              </table:table-cell>
              <table:table-cell office:value-type="float" office:value="0.00007935">
                <text:p>0.00007935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1089">
                <text:p>0.000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322">
                <text:p>0.0001322</text:p>
              </table:table-cell>
              <table:table-cell office:value-type="float" office:value="0.0001775">
                <text:p>0.0001775</text:p>
              </table:table-cell>
              <table:table-cell office:value-type="float" office:value="0.0002365">
                <text:p>0.0002365</text:p>
              </table:table-cell>
              <table:table-cell office:value-type="float" office:value="0.0001448">
                <text:p>0.0001448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1077">
                <text:p>0.0001077</text:p>
              </table:table-cell>
              <table:table-cell office:value-type="float" office:value="0.0001386">
                <text:p>0.0001386</text:p>
              </table:table-cell>
              <table:table-cell office:value-type="float" office:value="0.0001428">
                <text:p>0.0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219">
                <text:p>0.0001219</text:p>
              </table:table-cell>
              <table:table-cell office:value-type="float" office:value="0.0001525">
                <text:p>0.0001525</text:p>
              </table:table-cell>
              <table:table-cell office:value-type="float" office:value="0.0001651">
                <text:p>0.0001651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2783">
                <text:p>0.0002783</text:p>
              </table:table-cell>
              <table:table-cell office:value-type="float" office:value="0.0001893">
                <text:p>0.0001893</text:p>
              </table:table-cell>
              <table:table-cell office:value-type="float" office:value="0.0002937">
                <text:p>0.0002937</text:p>
              </table:table-cell>
              <table:table-cell office:value-type="float" office:value="0.0001318">
                <text:p>0.00013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49">
                <text:p>0.00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007">
                <text:p>0.0002007</text:p>
              </table:table-cell>
              <table:table-cell office:value-type="float" office:value="0.0001998">
                <text:p>0.0001998</text:p>
              </table:table-cell>
              <table:table-cell office:value-type="float" office:value="0.0001974">
                <text:p>0.0001974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536">
                <text:p>0.0002536</text:p>
              </table:table-cell>
              <table:table-cell office:value-type="float" office:value="0.0003488">
                <text:p>0.0003488</text:p>
              </table:table-cell>
              <table:table-cell office:value-type="float" office:value="0.0002028">
                <text:p>0.0002028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59">
                <text:p>0.0002859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03959">
                <text:p>0.0003959</text:p>
              </table:table-cell>
              <table:table-cell office:value-type="float" office:value="0.0003117">
                <text:p>0.00031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2477">
                <text:p>0.0002477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2415">
                <text:p>0.000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3596">
                <text:p>0.0003596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3748">
                <text:p>0.0003748</text:p>
              </table:table-cell>
              <table:table-cell office:value-type="float" office:value="0.0004426">
                <text:p>0.0004426</text:p>
              </table:table-cell>
              <table:table-cell office:value-type="float" office:value="0.0002924">
                <text:p>0.0002924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2792">
                <text:p>0.0002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5.69840526580811pt" style:font-size-asian="5.69840526580811pt" style:font-size-complex="5.69840526580811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true" chart:minimum="0.000005" chart:maximum="50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7.532cm" svg:height="16.301cm" chart:class="chart:scatter" chart:style-name="ch1">
        <chart:legend chart:legend-position="end" svg:x="25.333cm" svg:y="6.501cm" chart:style-name="ch2"/>
        <chart:plot-area chart:style-name="ch3" chart:data-source-has-labels="both" svg:x="0.549cm" svg:y="0.325cm" svg:width="24.234cm" svg:height="15.323cm">
          <chart:axis chart:dimension="x" chart:name="primary-x" chart:style-name="ch4">
            <chart:categories table:cell-range-address="local-table.$A$2:.$A$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8" chart:values-cell-range-address="local-table.$D$2:.$D$41" chart:label-cell-address="local-table.$D$1" chart:class="chart:scatter">
            <chart:data-point chart:repeated="40"/>
          </chart:series>
          <chart:series chart:style-name="ch9" chart:values-cell-range-address="local-table.$E$2:.$E$41" chart:label-cell-address="local-table.$E$1" chart:class="chart:scatter">
            <chart:data-point chart:repeated="40"/>
          </chart:series>
          <chart:series chart:style-name="ch10" chart:values-cell-range-address="local-table.$F$2:.$F$41" chart:label-cell-address="local-table.$F$1" chart:class="chart:scatter">
            <chart:data-point chart:repeated="40"/>
          </chart:series>
          <chart:series chart:style-name="ch11" chart:values-cell-range-address="local-table.$G$2:.$G$41" chart:label-cell-address="local-table.$G$1" chart:class="chart:scatter">
            <chart:data-point chart:repeated="40"/>
          </chart:series>
          <chart:series chart:style-name="ch12" chart:values-cell-range-address="local-table.$H$2:.$H$41" chart:label-cell-address="local-table.$H$1" chart:class="chart:scatter">
            <chart:data-point chart:repeated="40"/>
          </chart:series>
          <chart:series chart:style-name="ch13" chart:values-cell-range-address="local-table.$I$2:.$I$41" chart:label-cell-address="local-table.$I$1" chart:class="chart:scatter">
            <chart:data-point chart:repeated="40"/>
          </chart:series>
          <chart:series chart:style-name="ch14" chart:values-cell-range-address="local-table.$J$2:.$J$41" chart:label-cell-address="local-table.$J$1" chart:class="chart:scatter">
            <chart:data-point chart:repeated="40"/>
          </chart:series>
          <chart:series chart:style-name="ch15" chart:values-cell-range-address="local-table.$K$2:.$K$41" chart:label-cell-address="local-table.$K$1" chart:class="chart:scatter">
            <chart:data-point chart:repeated="40"/>
          </chart:series>
          <chart:series chart:style-name="ch16" chart:values-cell-range-address="local-table.$L$2:.$L$41" chart:label-cell-address="local-table.$L$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Arrays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QuickH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7145">
                <text:p>0.000007145</text:p>
              </table:table-cell>
              <table:table-cell office:value-type="float" office:value="0.000007245">
                <text:p>0.000007245</text:p>
              </table:table-cell>
              <table:table-cell office:value-type="float" office:value="0.00000717">
                <text:p>0.00000717</text:p>
              </table:table-cell>
              <table:table-cell office:value-type="float" office:value="0.00001261">
                <text:p>0.00001261</text:p>
              </table:table-cell>
              <table:table-cell office:value-type="float" office:value="0.000007065">
                <text:p>0.000007065</text:p>
              </table:table-cell>
              <table:table-cell office:value-type="float" office:value="0.00000846">
                <text:p>0.00000846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0001162">
                <text:p>0.00001162</text:p>
              </table:table-cell>
              <table:table-cell office:value-type="float" office:value="0.00001742">
                <text:p>0.00001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036">
                <text:p>0.00002036</text:p>
              </table:table-cell>
              <table:table-cell office:value-type="float" office:value="0.00002336">
                <text:p>0.000023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0.00007228">
                <text:p>0.00007228</text:p>
              </table:table-cell>
              <table:table-cell office:value-type="float" office:value="0.00002194">
                <text:p>0.00002194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2026">
                <text:p>0.00002026</text:p>
              </table:table-cell>
              <table:table-cell office:value-type="float" office:value="0.00002752">
                <text:p>0.00002752</text:p>
              </table:table-cell>
              <table:table-cell office:value-type="float" office:value="0.00003166">
                <text:p>0.0000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675">
                <text:p>0.00003675</text:p>
              </table:table-cell>
              <table:table-cell office:value-type="float" office:value="0.00003555">
                <text:p>0.00003555</text:p>
              </table:table-cell>
              <table:table-cell office:value-type="float" office:value="0.00004435">
                <text:p>0.00004435</text:p>
              </table:table-cell>
              <table:table-cell office:value-type="float" office:value="0.0000521">
                <text:p>0.0000521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4095">
                <text:p>0.00004095</text:p>
              </table:table-cell>
              <table:table-cell office:value-type="float" office:value="0.00008695">
                <text:p>0.00008695</text:p>
              </table:table-cell>
              <table:table-cell office:value-type="float" office:value="0.000036575">
                <text:p>0.000036575</text:p>
              </table:table-cell>
              <table:table-cell office:value-type="float" office:value="0.00004845">
                <text:p>0.00004845</text:p>
              </table:table-cell>
              <table:table-cell office:value-type="float" office:value="0.0000525">
                <text:p>0.000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684">
                <text:p>0.0000684</text:p>
              </table:table-cell>
              <table:table-cell office:value-type="float" office:value="0.0000855">
                <text:p>0.0000855</text:p>
              </table:table-cell>
              <table:table-cell office:value-type="float" office:value="0.00012355">
                <text:p>0.00012355</text:p>
              </table:table-cell>
              <table:table-cell office:value-type="float" office:value="0.0000668">
                <text:p>0.0000668</text:p>
              </table:table-cell>
              <table:table-cell office:value-type="float" office:value="0.0001406">
                <text:p>0.0001406</text:p>
              </table:table-cell>
              <table:table-cell office:value-type="float" office:value="0.0000551">
                <text:p>0.0000551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07705">
                <text:p>0.0000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894">
                <text:p>0.0000894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274">
                <text:p>0.0001274</text:p>
              </table:table-cell>
              <table:table-cell office:value-type="float" office:value="0.0001497">
                <text:p>0.0001497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1699">
                <text:p>0.0001699</text:p>
              </table:table-cell>
              <table:table-cell office:value-type="float" office:value="0.00007935">
                <text:p>0.00007935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1089">
                <text:p>0.000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322">
                <text:p>0.0001322</text:p>
              </table:table-cell>
              <table:table-cell office:value-type="float" office:value="0.0001775">
                <text:p>0.0001775</text:p>
              </table:table-cell>
              <table:table-cell office:value-type="float" office:value="0.0002365">
                <text:p>0.0002365</text:p>
              </table:table-cell>
              <table:table-cell office:value-type="float" office:value="0.0001448">
                <text:p>0.0001448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1077">
                <text:p>0.0001077</text:p>
              </table:table-cell>
              <table:table-cell office:value-type="float" office:value="0.0001386">
                <text:p>0.0001386</text:p>
              </table:table-cell>
              <table:table-cell office:value-type="float" office:value="0.0001428">
                <text:p>0.0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219">
                <text:p>0.0001219</text:p>
              </table:table-cell>
              <table:table-cell office:value-type="float" office:value="0.0001525">
                <text:p>0.0001525</text:p>
              </table:table-cell>
              <table:table-cell office:value-type="float" office:value="0.0001651">
                <text:p>0.0001651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2783">
                <text:p>0.0002783</text:p>
              </table:table-cell>
              <table:table-cell office:value-type="float" office:value="0.0001893">
                <text:p>0.0001893</text:p>
              </table:table-cell>
              <table:table-cell office:value-type="float" office:value="0.0002937">
                <text:p>0.0002937</text:p>
              </table:table-cell>
              <table:table-cell office:value-type="float" office:value="0.0001318">
                <text:p>0.00013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49">
                <text:p>0.00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007">
                <text:p>0.0002007</text:p>
              </table:table-cell>
              <table:table-cell office:value-type="float" office:value="0.0001998">
                <text:p>0.0001998</text:p>
              </table:table-cell>
              <table:table-cell office:value-type="float" office:value="0.0001974">
                <text:p>0.0001974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536">
                <text:p>0.0002536</text:p>
              </table:table-cell>
              <table:table-cell office:value-type="float" office:value="0.0003488">
                <text:p>0.0003488</text:p>
              </table:table-cell>
              <table:table-cell office:value-type="float" office:value="0.0002028">
                <text:p>0.0002028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59">
                <text:p>0.0002859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03959">
                <text:p>0.0003959</text:p>
              </table:table-cell>
              <table:table-cell office:value-type="float" office:value="0.0003117">
                <text:p>0.00031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2477">
                <text:p>0.0002477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2415">
                <text:p>0.000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3596">
                <text:p>0.0003596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3748">
                <text:p>0.0003748</text:p>
              </table:table-cell>
              <table:table-cell office:value-type="float" office:value="0.0004426">
                <text:p>0.0004426</text:p>
              </table:table-cell>
              <table:table-cell office:value-type="float" office:value="0.0002924">
                <text:p>0.0002924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2792">
                <text:p>0.0002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671666666666667">
                <text:p>0.000671666666666667</text:p>
              </table:table-cell>
              <table:table-cell office:value-type="float" office:value="0.000594666666666667">
                <text:p>0.000594666666666667</text:p>
              </table:table-cell>
              <table:table-cell office:value-type="float" office:value="0.00047">
                <text:p>0.00047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704333333333333">
                <text:p>0.000704333333333333</text:p>
              </table:table-cell>
              <table:table-cell office:value-type="float" office:value="0.000720666666666667">
                <text:p>0.000720666666666667</text:p>
              </table:table-cell>
              <table:table-cell office:value-type="float" office:value="0.000747333333333333">
                <text:p>0.000747333333333333</text:p>
              </table:table-cell>
              <table:table-cell office:value-type="float" office:value="0.000538666666666667">
                <text:p>0.000538666666666667</text:p>
              </table:table-cell>
              <table:table-cell office:value-type="float" office:value="0.000474666666666667">
                <text:p>0.000474666666666667</text:p>
              </table:table-cell>
              <table:table-cell office:value-type="float" office:value="0.000482333333333333">
                <text:p>0.000482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998">
                <text:p>0.000998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9155">
                <text:p>0.0009155</text:p>
              </table:table-cell>
              <table:table-cell office:value-type="float" office:value="0.0010455">
                <text:p>0.0010455</text:p>
              </table:table-cell>
              <table:table-cell office:value-type="float" office:value="0.0011225">
                <text:p>0.0011225</text:p>
              </table:table-cell>
              <table:table-cell office:value-type="float" office:value="0.001079">
                <text:p>0.001079</text:p>
              </table:table-cell>
              <table:table-cell office:value-type="float" office:value="0.000812">
                <text:p>0.000812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4267">
                <text:p>0.004267</text:p>
              </table:table-cell>
              <table:table-cell office:value-type="float" office:value="0.003341">
                <text:p>0.003341</text:p>
              </table:table-cell>
              <table:table-cell office:value-type="float" office:value="0.001579">
                <text:p>0.001579</text:p>
              </table:table-cell>
              <table:table-cell office:value-type="float" office:value="0.002078">
                <text:p>0.002078</text:p>
              </table:table-cell>
              <table:table-cell office:value-type="float" office:value="0.002446">
                <text:p>0.002446</text:p>
              </table:table-cell>
              <table:table-cell office:value-type="float" office:value="0.003273">
                <text:p>0.003273</text:p>
              </table:table-cell>
              <table:table-cell office:value-type="float" office:value="0.002735">
                <text:p>0.002735</text:p>
              </table:table-cell>
              <table:table-cell office:value-type="float" office:value="0.002159">
                <text:p>0.002159</text:p>
              </table:table-cell>
              <table:table-cell office:value-type="float" office:value="0.001594">
                <text:p>0.001594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118827819824219">
                <text:p>0.0118827819824219</text:p>
              </table:table-cell>
              <table:table-cell office:value-type="float" office:value="0.0089569091796875">
                <text:p>0.0089569091796875</text:p>
              </table:table-cell>
              <table:table-cell office:value-type="float" office:value="0.00337982177734375">
                <text:p>0.00337982177734375</text:p>
              </table:table-cell>
              <table:table-cell office:value-type="float" office:value="0.0041656494140625">
                <text:p>0.0041656494140625</text:p>
              </table:table-cell>
              <table:table-cell office:value-type="float" office:value="0.00461196899414063">
                <text:p>0.00461196899414063</text:p>
              </table:table-cell>
              <table:table-cell office:value-type="float" office:value="0.00820159912109375">
                <text:p>0.00820159912109375</text:p>
              </table:table-cell>
              <table:table-cell office:value-type="float" office:value="0.00523757934570313">
                <text:p>0.00523757934570313</text:p>
              </table:table-cell>
              <table:table-cell office:value-type="float" office:value="0.00441741943359375">
                <text:p>0.00441741943359375</text:p>
              </table:table-cell>
              <table:table-cell office:value-type="float" office:value="0.003387451171875">
                <text:p>0.003387451171875</text:p>
              </table:table-cell>
              <table:table-cell office:value-type="float" office:value="0.00339508056640625">
                <text:p>0.00339508056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0234909057617187">
                <text:p>0.0234909057617187</text:p>
              </table:table-cell>
              <table:table-cell office:value-type="float" office:value="0.0170364379882813">
                <text:p>0.0170364379882813</text:p>
              </table:table-cell>
              <table:table-cell office:value-type="float" office:value="0.00571441650390625">
                <text:p>0.00571441650390625</text:p>
              </table:table-cell>
              <table:table-cell office:value-type="float" office:value="0.0063018798828125">
                <text:p>0.0063018798828125</text:p>
              </table:table-cell>
              <table:table-cell office:value-type="float" office:value="0.0074920654296875">
                <text:p>0.0074920654296875</text:p>
              </table:table-cell>
              <table:table-cell office:value-type="float" office:value="0.0150909423828125">
                <text:p>0.0150909423828125</text:p>
              </table:table-cell>
              <table:table-cell office:value-type="float" office:value="0.0079193115234375">
                <text:p>0.0079193115234375</text:p>
              </table:table-cell>
              <table:table-cell office:value-type="float" office:value="0.00678253173828125">
                <text:p>0.00678253173828125</text:p>
              </table:table-cell>
              <table:table-cell office:value-type="float" office:value="0.00561141967773438">
                <text:p>0.00561141967773438</text:p>
              </table:table-cell>
              <table:table-cell office:value-type="float" office:value="0.00542449951171875">
                <text:p>0.0054244995117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90087890625">
                <text:p>0.090087890625</text:p>
              </table:table-cell>
              <table:table-cell office:value-type="float" office:value="0.0631103515625">
                <text:p>0.0631103515625</text:p>
              </table:table-cell>
              <table:table-cell office:value-type="float" office:value="0.0174102783203125">
                <text:p>0.0174102783203125</text:p>
              </table:table-cell>
              <table:table-cell office:value-type="float" office:value="0.013946533203125">
                <text:p>0.013946533203125</text:p>
              </table:table-cell>
              <table:table-cell office:value-type="float" office:value="0.017120361328125">
                <text:p>0.017120361328125</text:p>
              </table:table-cell>
              <table:table-cell office:value-type="float" office:value="0.0521392822265625">
                <text:p>0.0521392822265625</text:p>
              </table:table-cell>
              <table:table-cell office:value-type="float" office:value="0.0186004638671875">
                <text:p>0.0186004638671875</text:p>
              </table:table-cell>
              <table:table-cell office:value-type="float" office:value="0.0155181884765625">
                <text:p>0.0155181884765625</text:p>
              </table:table-cell>
              <table:table-cell office:value-type="float" office:value="0.0107574462890625">
                <text:p>0.0107574462890625</text:p>
              </table:table-cell>
              <table:table-cell office:value-type="float" office:value="0.010650634765625">
                <text:p>0.0106506347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362335205078125">
                <text:p>0.362335205078125</text:p>
              </table:table-cell>
              <table:table-cell office:value-type="float" office:value="0.2523193359375">
                <text:p>0.2523193359375</text:p>
              </table:table-cell>
              <table:table-cell office:value-type="float" office:value="0.05902099609375">
                <text:p>0.05902099609375</text:p>
              </table:table-cell>
              <table:table-cell office:value-type="float" office:value="0.03082275390625">
                <text:p>0.03082275390625</text:p>
              </table:table-cell>
              <table:table-cell office:value-type="float" office:value="0.0396728515625">
                <text:p>0.0396728515625</text:p>
              </table:table-cell>
              <table:table-cell office:value-type="float" office:value="0.190277099609375">
                <text:p>0.190277099609375</text:p>
              </table:table-cell>
              <table:table-cell office:value-type="float" office:value="0.039154052734375">
                <text:p>0.039154052734375</text:p>
              </table:table-cell>
              <table:table-cell office:value-type="float" office:value="0.0350341796875">
                <text:p>0.0350341796875</text:p>
              </table:table-cell>
              <table:table-cell office:value-type="float" office:value="0.0211334228515625">
                <text:p>0.0211334228515625</text:p>
              </table:table-cell>
              <table:table-cell office:value-type="float" office:value="0.021148681640625">
                <text:p>0.02114868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1.13604736328125">
                <text:p>1.13604736328125</text:p>
              </table:table-cell>
              <table:table-cell office:value-type="float" office:value="0.79443359375">
                <text:p>0.79443359375</text:p>
              </table:table-cell>
              <table:table-cell office:value-type="float" office:value="0.1668701171875">
                <text:p>0.1668701171875</text:p>
              </table:table-cell>
              <table:table-cell office:value-type="float" office:value="0.05731201171875">
                <text:p>0.05731201171875</text:p>
              </table:table-cell>
              <table:table-cell office:value-type="float" office:value="0.07452392578125">
                <text:p>0.07452392578125</text:p>
              </table:table-cell>
              <table:table-cell office:value-type="float" office:value="0.55615234375">
                <text:p>0.55615234375</text:p>
              </table:table-cell>
              <table:table-cell office:value-type="float" office:value="0.07403564453125">
                <text:p>0.07403564453125</text:p>
              </table:table-cell>
              <table:table-cell office:value-type="float" office:value="0.06707763671875">
                <text:p>0.06707763671875</text:p>
              </table:table-cell>
              <table:table-cell office:value-type="float" office:value="0.03692626953125">
                <text:p>0.03692626953125</text:p>
              </table:table-cell>
              <table:table-cell office:value-type="float" office:value="0.036895751953125">
                <text:p>0.036895751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2.35498046875">
                <text:p>2.35498046875</text:p>
              </table:table-cell>
              <table:table-cell office:value-type="float" office:value="1.6533203125">
                <text:p>1.6533203125</text:p>
              </table:table-cell>
              <table:table-cell office:value-type="float" office:value="0.3294677734375">
                <text:p>0.3294677734375</text:p>
              </table:table-cell>
              <table:table-cell office:value-type="float" office:value="0.0849609375">
                <text:p>0.0849609375</text:p>
              </table:table-cell>
              <table:table-cell office:value-type="float" office:value="0.1177978515625">
                <text:p>0.1177978515625</text:p>
              </table:table-cell>
              <table:table-cell office:value-type="float" office:value="1.1119384765625">
                <text:p>1.1119384765625</text:p>
              </table:table-cell>
              <table:table-cell office:value-type="float" office:value="0.1109619140625">
                <text:p>0.1109619140625</text:p>
              </table:table-cell>
              <table:table-cell office:value-type="float" office:value="0.1009521484375">
                <text:p>0.1009521484375</text:p>
              </table:table-cell>
              <table:table-cell office:value-type="float" office:value="0.05255126953125">
                <text:p>0.05255126953125</text:p>
              </table:table-cell>
              <table:table-cell office:value-type="float" office:value="0.05255126953125">
                <text:p>0.0525512695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9.63978494623656">
                <text:p>9.63978494623656</text:p>
              </table:table-cell>
              <table:table-cell office:value-type="float" office:value="6.78739002932551">
                <text:p>6.78739002932551</text:p>
              </table:table-cell>
              <table:table-cell office:value-type="float" office:value="1.26539589442815">
                <text:p>1.26539589442815</text:p>
              </table:table-cell>
              <table:table-cell office:value-type="float" office:value="0.181573802541544">
                <text:p>0.181573802541544</text:p>
              </table:table-cell>
              <table:table-cell office:value-type="float" office:value="0.260508308895406">
                <text:p>0.260508308895406</text:p>
              </table:table-cell>
              <table:table-cell office:value-type="float" office:value="4.33235581622678">
                <text:p>4.3323558162267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23607038123167">
                <text:p>0.223607038123167</text:p>
              </table:table-cell>
              <table:table-cell office:value-type="float" office:value="0.104960899315738">
                <text:p>0.104960899315738</text:p>
              </table:table-cell>
              <table:table-cell office:value-type="float" office:value="0.104960899315738">
                <text:p>0.10496089931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8.908203125">
                <text:p>38.908203125</text:p>
              </table:table-cell>
              <table:table-cell office:value-type="float" office:value="27.375">
                <text:p>27.375</text:p>
              </table:table-cell>
              <table:table-cell office:value-type="float" office:value="4.95703125">
                <text:p>4.95703125</text:p>
              </table:table-cell>
              <table:table-cell office:value-type="float" office:value="0.388427734375">
                <text:p>0.388427734375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17.080078125">
                <text:p>17.080078125</text:p>
              </table:table-cell>
              <table:table-cell office:value-type="float" office:value="0.52587890625">
                <text:p>0.52587890625</text:p>
              </table:table-cell>
              <table:table-cell office:value-type="float" office:value="0.49072265625">
                <text:p>0.49072265625</text:p>
              </table:table-cell>
              <table:table-cell office:value-type="float" office:value="0.209716796875">
                <text:p>0.209716796875</text:p>
              </table:table-cell>
              <table:table-cell office:value-type="float" office:value="0.209716796875">
                <text:p>0.2097167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119.28125">
                <text:p>119.28125</text:p>
              </table:table-cell>
              <table:table-cell office:value-type="float" office:value="83.625">
                <text:p>83.625</text:p>
              </table:table-cell>
              <table:table-cell office:value-type="float" office:value="15.0546875">
                <text:p>15.0546875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1.1015625">
                <text:p>1.1015625</text:p>
              </table:table-cell>
              <table:table-cell office:value-type="float" office:value="51.9609375">
                <text:p>51.9609375</text:p>
              </table:table-cell>
              <table:table-cell office:value-type="float" office:value="1.015625">
                <text:p>1.015625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36572265625">
                <text:p>0.36572265625</text:p>
              </table:table-cell>
              <table:table-cell office:value-type="float" office:value="0.365966796875">
                <text:p>0.365966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243.59375">
                <text:p>243.59375</text:p>
              </table:table-cell>
              <table:table-cell office:value-type="float" office:value="170.21875">
                <text:p>170.21875</text:p>
              </table:table-cell>
              <table:table-cell office:value-type="float" office:value="30.625">
                <text:p>30.625</text:p>
              </table:table-cell>
              <table:table-cell office:value-type="float" office:value="1.0556640625">
                <text:p>1.0556640625</text:p>
              </table:table-cell>
              <table:table-cell office:value-type="float" office:value="1.681640625">
                <text:p>1.681640625</text:p>
              </table:table-cell>
              <table:table-cell office:value-type="float" office:value="105.75">
                <text:p>105.75</text:p>
              </table:table-cell>
              <table:table-cell office:value-type="float" office:value="1.4892578125">
                <text:p>1.4892578125</text:p>
              </table:table-cell>
              <table:table-cell office:value-type="float" office:value="1.37109375">
                <text:p>1.37109375</text:p>
              </table:table-cell>
              <table:table-cell office:value-type="float" office:value="0.52197265625">
                <text:p>0.52197265625</text:p>
              </table:table-cell>
              <table:table-cell office:value-type="float" office:value="0.52294921875">
                <text:p>0.522949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">
                <text:p>20000</text:p>
              </table:table-cell>
              <table:table-cell office:value-type="float" office:value="1017.9375">
                <text:p>1017.9375</text:p>
              </table:table-cell>
              <table:table-cell office:value-type="float" office:value="684.0625">
                <text:p>684.0625</text:p>
              </table:table-cell>
              <table:table-cell office:value-type="float" office:value="123.1875">
                <text:p>123.1875</text:p>
              </table:table-cell>
              <table:table-cell office:value-type="float" office:value="2.2421875">
                <text:p>2.2421875</text:p>
              </table:table-cell>
              <table:table-cell office:value-type="float" office:value="3.8046875">
                <text:p>3.8046875</text:p>
              </table:table-cell>
              <table:table-cell office:value-type="float" office:value="422.5">
                <text:p>422.5</text:p>
              </table:table-cell>
              <table:table-cell office:value-type="float" office:value="3.1171875">
                <text:p>3.1171875</text:p>
              </table:table-cell>
              <table:table-cell office:value-type="float" office:value="2.9609375">
                <text:p>2.9609375</text:p>
              </table:table-cell>
              <table:table-cell office:value-type="float" office:value="1.0615234375">
                <text:p>1.061523437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4220.75">
                <text:p>4220.75</text:p>
              </table:table-cell>
              <table:table-cell office:value-type="float" office:value="2843.5">
                <text:p>2843.5</text:p>
              </table:table-cell>
              <table:table-cell office:value-type="float" office:value="614.75">
                <text:p>614.75</text:p>
              </table:table-cell>
              <table:table-cell office:value-type="float" office:value="4.81640625">
                <text:p>4.81640625</text:p>
              </table:table-cell>
              <table:table-cell office:value-type="float" office:value="8">
                <text:p>8</text:p>
              </table:table-cell>
              <table:table-cell office:value-type="float" office:value="1705.5">
                <text:p>1705.5</text:p>
              </table:table-cell>
              <table:table-cell office:value-type="float" office:value="6.6484375">
                <text:p>6.6484375</text:p>
              </table:table-cell>
              <table:table-cell office:value-type="float" office:value="6.359375">
                <text:p>6.359375</text:p>
              </table:table-cell>
              <table:table-cell office:value-type="float" office:value="2.18359375">
                <text:p>2.18359375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12921.5">
                <text:p>12921.5</text:p>
              </table:table-cell>
              <table:table-cell office:value-type="float" office:value="8747">
                <text:p>8747</text:p>
              </table:table-cell>
              <table:table-cell office:value-type="float" office:value="2163">
                <text:p>2163</text:p>
              </table:table-cell>
              <table:table-cell office:value-type="float" office:value="8.703125">
                <text:p>8.703125</text:p>
              </table:table-cell>
              <table:table-cell office:value-type="float" office:value="14.703125">
                <text:p>14.703125</text:p>
              </table:table-cell>
              <table:table-cell office:value-type="float" office:value="5233.5">
                <text:p>5233.5</text:p>
              </table:table-cell>
              <table:table-cell office:value-type="float" office:value="12.25">
                <text:p>12.25</text:p>
              </table:table-cell>
              <table:table-cell office:value-type="float" office:value="11.734375">
                <text:p>11.734375</text:p>
              </table:table-cell>
              <table:table-cell office:value-type="float" office:value="3.953125">
                <text:p>3.953125</text:p>
              </table:table-cell>
              <table:table-cell office:value-type="float" office:value="3.9609375">
                <text:p>3.96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26384">
                <text:p>26384</text:p>
              </table:table-cell>
              <table:table-cell office:value-type="float" office:value="17901">
                <text:p>17901</text:p>
              </table:table-cell>
              <table:table-cell office:value-type="float" office:value="4630">
                <text:p>4630</text:p>
              </table:table-cell>
              <table:table-cell office:value-type="float" office:value="12.71875">
                <text:p>12.71875</text:p>
              </table:table-cell>
              <table:table-cell office:value-type="float" office:value="22.109375">
                <text:p>22.109375</text:p>
              </table:table-cell>
              <table:table-cell office:value-type="float" office:value="10753">
                <text:p>10753</text:p>
              </table:table-cell>
              <table:table-cell office:value-type="float" office:value="18.109375">
                <text:p>18.109375</text:p>
              </table:table-cell>
              <table:table-cell office:value-type="float" office:value="17.390625">
                <text:p>17.3906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">
                <text:p>200000</text:p>
              </table:table-cell>
              <table:table-cell office:value-type="float" office:value="111782">
                <text:p>111782</text:p>
              </table:table-cell>
              <table:table-cell office:value-type="float" office:value="71921">
                <text:p>71921</text:p>
              </table:table-cell>
              <table:table-cell office:value-type="float" office:value="19383">
                <text:p>19383</text:p>
              </table:table-cell>
              <table:table-cell office:value-type="float" office:value="27.03125">
                <text:p>27.03125</text:p>
              </table:table-cell>
              <table:table-cell office:value-type="float" office:value="47.4375">
                <text:p>47.4375</text:p>
              </table:table-cell>
              <table:table-cell office:value-type="float" office:value="42826">
                <text:p>42826</text:p>
              </table:table-cell>
              <table:table-cell office:value-type="float" office:value="38.15625">
                <text:p>38.15625</text:p>
              </table:table-cell>
              <table:table-cell office:value-type="float" office:value="36.6875">
                <text:p>36.6875</text:p>
              </table:table-cell>
              <table:table-cell office:value-type="float" office:value="15.734375">
                <text:p>15.734375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743">
                <text:p>90743</text:p>
              </table:table-cell>
              <table:table-cell office:value-type="float" office:value="56.75">
                <text:p>56.75</text:p>
              </table:table-cell>
              <table:table-cell office:value-type="float" office:value="103.625">
                <text:p>103.625</text:p>
              </table:table-cell>
              <table:table-cell office:value-type="float" office:value="0">
                <text:p>0</text:p>
              </table:table-cell>
              <table:table-cell office:value-type="float" office:value="81.5625">
                <text:p>81.5625</text:p>
              </table:table-cell>
              <table:table-cell office:value-type="float" office:value="78.25">
                <text:p>78.25</text:p>
              </table:table-cell>
              <table:table-cell office:value-type="float" office:value="38.46875">
                <text:p>38.46875</text:p>
              </table:table-cell>
              <table:table-cell office:value-type="float" office:value="41.84375">
                <text:p>41.8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.625">
                <text:p>103.625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48.125">
                <text:p>148.125</text:p>
              </table:table-cell>
              <table:table-cell office:value-type="float" office:value="145.5">
                <text:p>145.5</text:p>
              </table:table-cell>
              <table:table-cell office:value-type="float" office:value="79.4375">
                <text:p>79.43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5.5">
                <text:p>295.5</text:p>
              </table:table-cell>
              <table:table-cell office:value-type="float" office:value="0">
                <text:p>0</text:p>
              </table:table-cell>
              <table:table-cell office:value-type="float" office:value="217.75">
                <text:p>217.75</text:p>
              </table:table-cell>
              <table:table-cell office:value-type="float" office:value="212">
                <text:p>212</text:p>
              </table:table-cell>
              <table:table-cell office:value-type="float" office:value="125.625">
                <text:p>125.62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.75">
                <text:p>319.75</text:p>
              </table:table-cell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459.5">
                <text:p>459.5</text:p>
              </table:table-cell>
              <table:table-cell office:value-type="float" office:value="442.5">
                <text:p>442.5</text:p>
              </table:table-cell>
              <table:table-cell office:value-type="float" office:value="309.5">
                <text:p>309.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1">
                <text:p>671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963">
                <text:p>963</text:p>
              </table:table-cell>
              <table:table-cell office:value-type="float" office:value="952">
                <text:p>952</text:p>
              </table:table-cell>
              <table:table-cell office:value-type="float" office:value="721">
                <text:p>7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0">
                <text:p>7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0">
                <text:p>121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  <table:table-cell office:value-type="float" office:value="1743">
                <text:p>1743</text:p>
              </table:table-cell>
              <table:table-cell office:value-type="float" office:value="1747">
                <text:p>1747</text:p>
              </table:table-cell>
              <table:table-cell office:value-type="float" office:value="1406">
                <text:p>1406</text:p>
              </table:table-cell>
              <table:table-cell office:value-type="float" office:value="755.5">
                <text:p>75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1">
                <text:p>1761</text:p>
              </table:table-cell>
              <table:table-cell office:value-type="float" office:value="3733">
                <text:p>3733</text:p>
              </table:table-cell>
              <table:table-cell office:value-type="float" office:value="0">
                <text:p>0</text:p>
              </table:table-cell>
              <table:table-cell office:value-type="float" office:value="2561">
                <text:p>2561</text:p>
              </table:table-cell>
              <table:table-cell office:value-type="float" office:value="2497">
                <text:p>2497</text:p>
              </table:table-cell>
              <table:table-cell office:value-type="float" office:value="2153">
                <text:p>215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">
                <text:p>2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87">
                <text:p>3687</text:p>
              </table:table-cell>
              <table:table-cell office:value-type="float" office:value="7994">
                <text:p>7994</text:p>
              </table:table-cell>
              <table:table-cell office:value-type="float" office:value="0">
                <text:p>0</text:p>
              </table:table-cell>
              <table:table-cell office:value-type="float" office:value="5361">
                <text:p>5361</text:p>
              </table:table-cell>
              <table:table-cell office:value-type="float" office:value="5246">
                <text:p>5246</text:p>
              </table:table-cell>
              <table:table-cell office:value-type="float" office:value="4925">
                <text:p>492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000">
                <text:p>4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58">
                <text:p>7758</text:p>
              </table:table-cell>
              <table:table-cell office:value-type="float" office:value="17107">
                <text:p>17107</text:p>
              </table:table-cell>
              <table:table-cell office:value-type="float" office:value="0">
                <text:p>0</text:p>
              </table:table-cell>
              <table:table-cell office:value-type="float" office:value="11280">
                <text:p>11280</text:p>
              </table:table-cell>
              <table:table-cell office:value-type="float" office:value="10911">
                <text:p>10911</text:p>
              </table:table-cell>
              <table:table-cell office:value-type="float" office:value="11182">
                <text:p>11182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0000">
                <text:p>7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13">
                <text:p>13813</text:p>
              </table:table-cell>
              <table:table-cell office:value-type="float" office:value="31054">
                <text:p>31054</text:p>
              </table:table-cell>
              <table:table-cell office:value-type="float" office:value="0">
                <text:p>0</text:p>
              </table:table-cell>
              <table:table-cell office:value-type="float" office:value="20223">
                <text:p>20223</text:p>
              </table:table-cell>
              <table:table-cell office:value-type="float" office:value="20671">
                <text:p>20671</text:p>
              </table:table-cell>
              <table:table-cell office:value-type="float" office:value="21345">
                <text:p>21345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04">
                <text:p>20404</text:p>
              </table:table-cell>
              <table:table-cell office:value-type="float" office:value="45716">
                <text:p>45716</text:p>
              </table:table-cell>
              <table:table-cell office:value-type="float" office:value="0">
                <text:p>0</text:p>
              </table:table-cell>
              <table:table-cell office:value-type="float" office:value="39292">
                <text:p>39292</text:p>
              </table:table-cell>
              <table:table-cell office:value-type="float" office:value="29320">
                <text:p>29320</text:p>
              </table:table-cell>
              <table:table-cell office:value-type="float" office:value="34310">
                <text:p>34310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